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Standard" style:master-page-name="Standard">
      <style:paragraph-properties fo:text-align="justify"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P2" style:family="paragraph" style:parent-style-name="Standard">
      <style:paragraph-properties fo:text-align="justify" fo:break-before="auto" fo:line-height="115%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T2_7" style:family="text"/>
    <style:style style:name="T2_8" style:family="text"/>
    <style:style style:name="T2_9" style:family="text"/>
    <style:style style:name="T2_10" style:family="text"/>
    <style:style style:name="T2_11" style:family="text"/>
    <style:style style:name="T2_12" style:family="text"/>
    <style:style style:name="T2_13" style:family="text"/>
    <style:style style:name="T2_14" style:family="text"/>
    <style:style style:name="T2_15" style:family="text"/>
    <style:style style:name="T2_16" style:family="text"/>
    <style:style style:name="T2_17" style:family="text"/>
    <style:style style:name="T2_18" style:family="text"/>
    <style:style style:name="T2_19" style:family="text"/>
    <style:style style:name="T2_20" style:family="text"/>
    <style:style style:name="T2_21" style:family="text"/>
    <style:style style:name="T2_22" style:family="text"/>
    <style:style style:name="T2_23" style:family="text"/>
    <style:style style:name="T2_24" style:family="text"/>
    <style:style style:name="T2_25" style:family="text"/>
    <style:style style:name="T2_26" style:family="text"/>
    <style:style style:name="T2_27" style:family="text"/>
    <style:style style:name="T2_28" style:family="text"/>
    <style:style style:name="T2_29" style:family="text"/>
    <style:style style:name="T2_30" style:family="text"/>
    <style:style style:name="T2_31" style:family="text"/>
    <style:style style:name="T2_32" style:family="text"/>
    <style:style style:name="T2_33" style:family="text"/>
    <style:style style:name="T2_34" style:family="text"/>
    <style:style style:name="T2_35" style:family="text"/>
    <style:style style:name="T2_36" style:family="text"/>
    <style:style style:name="T2_37" style:family="text"/>
    <style:style style:name="T2_38" style:family="text"/>
    <style:style style:name="T2_39" style:family="text"/>
    <style:style style:name="T2_40" style:family="text"/>
    <style:style style:name="T2_41" style:family="text"/>
    <style:style style:name="T2_42" style:family="text"/>
    <style:style style:name="T2_43" style:family="text"/>
    <style:style style:name="T2_44" style:family="text"/>
    <style:style style:name="T2_45" style:family="text"/>
    <style:style style:name="T2_46" style:family="text"/>
    <style:style style:name="T2_47" style:family="text"/>
    <style:style style:name="T2_48" style:family="text"/>
    <style:style style:name="T2_49" style:family="text"/>
    <style:style style:name="T2_50" style:family="text"/>
    <style:style style:name="T2_51" style:family="text"/>
    <style:style style:name="T2_52" style:family="text"/>
    <style:style style:name="T2_53" style:family="text"/>
    <style:style style:name="T2_54" style:family="text"/>
    <style:style style:name="T2_55" style:family="text"/>
    <style:style style:name="T2_56" style:family="text"/>
    <style:style style:name="T2_57" style:family="text"/>
    <style:style style:name="T2_58" style:family="text"/>
    <style:style style:name="T2_59" style:family="text"/>
    <style:style style:name="T2_60" style:family="text"/>
    <style:style style:name="T2_61" style:family="text"/>
    <style:style style:name="T2_62" style:family="text"/>
    <style:style style:name="T2_63" style:family="text"/>
    <style:style style:name="T2_64" style:family="text"/>
    <style:style style:name="T2_65" style:family="text"/>
    <style:style style:name="T2_66" style:family="text"/>
    <style:style style:name="T2_67" style:family="text"/>
    <style:style style:name="T2_68" style:family="text"/>
    <style:style style:name="T2_69" style:family="text"/>
    <style:style style:name="T2_70" style:family="text"/>
    <style:style style:name="T2_71" style:family="text"/>
    <style:style style:name="T2_72" style:family="text"/>
    <style:style style:name="T2_73" style:family="text"/>
    <style:style style:name="T2_74" style:family="text"/>
    <style:style style:name="T2_75" style:family="text"/>
    <style:style style:name="T2_76" style:family="text"/>
    <style:style style:name="T2_77" style:family="text"/>
    <style:style style:name="T2_78" style:family="text"/>
    <style:style style:name="T2_79" style:family="text"/>
    <style:style style:name="T2_80" style:family="text"/>
    <style:style style:name="T2_81" style:family="text"/>
    <style:style style:name="T2_82" style:family="text"/>
    <style:style style:name="T2_83" style:family="text"/>
    <style:style style:name="T2_84" style:family="text"/>
    <style:style style:name="T2_85" style:family="text"/>
    <style:style style:name="T2_86" style:family="text"/>
    <style:style style:name="T2_87" style:family="text"/>
    <style:style style:name="T2_88" style:family="text"/>
    <style:style style:name="T2_89" style:family="text"/>
    <style:style style:name="T2_90" style:family="text"/>
    <style:style style:name="T2_91" style:family="text"/>
    <style:style style:name="T2_92" style:family="text"/>
    <style:style style:name="T2_93" style:family="text"/>
    <style:style style:name="T2_94" style:family="text"/>
    <style:style style:name="T2_95" style:family="text"/>
    <style:style style:name="T2_96" style:family="text"/>
    <style:style style:name="T2_97" style:family="text"/>
    <style:style style:name="T2_98" style:family="text"/>
    <style:style style:name="T2_99" style:family="text"/>
    <style:style style:name="T2_100" style:family="text"/>
    <style:style style:name="T2_101" style:family="text"/>
    <style:style style:name="T2_102" style:family="text"/>
    <style:style style:name="T2_103" style:family="text"/>
    <style:style style:name="T2_104" style:family="text"/>
    <style:style style:name="T2_105" style:family="text"/>
    <style:style style:name="T2_106" style:family="text"/>
    <style:style style:name="T2_107" style:family="text"/>
    <style:style style:name="T2_108" style:family="text"/>
    <style:style style:name="T2_109" style:family="text"/>
    <style:style style:name="T2_110" style:family="text"/>
    <style:style style:name="T2_111" style:family="text"/>
    <style:style style:name="T2_112" style:family="text"/>
    <style:style style:name="T2_113" style:family="text"/>
    <style:style style:name="T2_114" style:family="text"/>
    <style:style style:name="T2_115" style:family="text"/>
    <style:style style:name="T2_116" style:family="text"/>
    <style:style style:name="T2_117" style:family="text"/>
    <style:style style:name="T2_118" style:family="text"/>
    <style:style style:name="T2_119" style:family="text"/>
    <style:style style:name="T2_120" style:family="text"/>
    <style:style style:name="T2_121" style:family="text"/>
    <style:style style:name="T2_122" style:family="text"/>
    <style:style style:name="T2_123" style:family="text"/>
    <style:style style:name="T2_124" style:family="text"/>
    <style:style style:name="T2_125" style:family="text"/>
    <style:style style:name="T2_126" style:family="text"/>
    <style:style style:name="T2_127" style:family="text"/>
    <style:style style:name="T2_128" style:family="text"/>
    <style:style style:name="T2_129" style:family="text"/>
    <style:style style:name="T2_130" style:family="text"/>
    <style:style style:name="T2_131" style:family="text"/>
    <style:style style:name="T2_132" style:family="text"/>
    <style:style style:name="T2_133" style:family="text"/>
    <style:style style:name="T2_134" style:family="text"/>
    <style:style style:name="T2_135" style:family="text"/>
    <style:style style:name="T2_136" style:family="text"/>
    <style:style style:name="T2_137" style:family="text"/>
    <style:style style:name="T2_138" style:family="text"/>
    <style:style style:name="T2_139" style:family="text"/>
    <style:style style:name="T2_140" style:family="text"/>
    <style:style style:name="T2_141" style:family="text"/>
    <style:style style:name="T2_142" style:family="text"/>
    <style:style style:name="T2_143" style:family="text"/>
    <style:style style:name="T2_144" style:family="text"/>
    <style:style style:name="T2_145" style:family="text"/>
    <style:style style:name="T2_146" style:family="text"/>
    <style:style style:name="T2_147" style:family="text"/>
    <style:style style:name="T2_148" style:family="text"/>
    <style:style style:name="T2_149" style:family="text"/>
    <style:style style:name="T2_150" style:family="text"/>
    <style:style style:name="T2_151" style:family="text"/>
    <style:style style:name="T2_152" style:family="text"/>
    <style:style style:name="T2_153" style:family="text"/>
    <style:style style:name="T2_154" style:family="text"/>
    <style:style style:name="T2_155" style:family="text"/>
    <style:style style:name="T2_156" style:family="text"/>
    <style:style style:name="T2_157" style:family="text"/>
    <style:style style:name="T2_158" style:family="text"/>
    <style:style style:name="T2_159" style:family="text"/>
    <style:style style:name="T2_160" style:family="text"/>
    <style:style style:name="T2_161" style:family="text"/>
    <style:style style:name="T2_162" style:family="text"/>
    <style:style style:name="T2_163" style:family="text"/>
    <style:style style:name="T2_164" style:family="text"/>
    <style:style style:name="T2_165" style:family="text"/>
    <style:style style:name="T2_166" style:family="text"/>
    <style:style style:name="T2_167" style:family="text"/>
    <style:style style:name="T2_168" style:family="text"/>
    <style:style style:name="T2_169" style:family="text"/>
    <style:style style:name="T2_170" style:family="text"/>
    <style:style style:name="T2_171" style:family="text"/>
    <style:style style:name="T2_172" style:family="text"/>
    <style:style style:name="T2_173" style:family="text"/>
    <style:style style:name="T2_174" style:family="text"/>
    <style:style style:name="T2_175" style:family="text"/>
    <style:style style:name="T2_176" style:family="text"/>
    <style:style style:name="P3" style:family="paragraph" style:parent-style-name="Standard">
      <style:paragraph-properties fo:text-align="justify" fo:break-before="auto" fo:line-height="115%" style:writing-mode="lr-tb"/>
    </style:style>
    <style:style style:name="T3_1" style:family="text"/>
    <style:style style:name="P4" style:family="paragraph" style:parent-style-name="Standard">
      <style:paragraph-properties fo:text-align="justify" fo:break-before="auto" fo:line-height="115%" style:writing-mode="lr-tb"/>
    </style:style>
    <style:style style:name="P5" style:family="paragraph" style:parent-style-name="Standard">
      <style:paragraph-properties fo:text-align="justify" fo:break-before="auto" fo:line-height="115%" style:writing-mode="lr-tb"/>
    </style:style>
    <style:style style:name="T5_1" style:family="text"/>
    <style:style style:name="P6" style:family="paragraph" style:parent-style-name="Standard">
      <style:paragraph-properties fo:text-align="justify" fo:break-before="auto" fo:line-height="115%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T6_8" style:family="text"/>
    <style:style style:name="T6_9" style:family="text"/>
    <style:style style:name="T6_10" style:family="text"/>
    <style:style style:name="T6_11" style:family="text"/>
    <style:style style:name="T6_12" style:family="text"/>
    <style:style style:name="T6_13" style:family="text"/>
    <style:style style:name="T6_14" style:family="text"/>
    <style:style style:name="T6_15" style:family="text"/>
    <style:style style:name="T6_16" style:family="text"/>
    <style:style style:name="T6_17" style:family="text"/>
    <style:style style:name="T6_18" style:family="text"/>
    <style:style style:name="T6_19" style:family="text"/>
    <style:style style:name="T6_20" style:family="text"/>
    <style:style style:name="T6_21" style:family="text"/>
    <style:style style:name="T6_22" style:family="text"/>
    <style:style style:name="T6_23" style:family="text"/>
    <style:style style:name="T6_24" style:family="text"/>
    <style:style style:name="T6_25" style:family="text"/>
    <style:style style:name="T6_26" style:family="text"/>
    <style:style style:name="T6_27" style:family="text"/>
    <style:style style:name="T6_28" style:family="text"/>
    <style:style style:name="T6_29" style:family="text"/>
    <style:style style:name="T6_30" style:family="text"/>
    <style:style style:name="T6_31" style:family="text"/>
    <style:style style:name="T6_32" style:family="text"/>
    <style:style style:name="T6_33" style:family="text"/>
    <style:style style:name="T6_34" style:family="text"/>
    <style:style style:name="T6_35" style:family="text"/>
    <style:style style:name="T6_36" style:family="text"/>
    <style:style style:name="T6_37" style:family="text"/>
    <style:style style:name="T6_38" style:family="text"/>
    <style:style style:name="T6_39" style:family="text"/>
    <style:style style:name="T6_40" style:family="text"/>
    <style:style style:name="T6_41" style:family="text"/>
    <style:style style:name="T6_42" style:family="text"/>
    <style:style style:name="T6_43" style:family="text"/>
    <style:style style:name="T6_44" style:family="text"/>
    <style:style style:name="T6_45" style:family="text"/>
    <style:style style:name="T6_46" style:family="text"/>
    <style:style style:name="T6_47" style:family="text"/>
    <style:style style:name="T6_48" style:family="text"/>
    <style:style style:name="T6_49" style:family="text"/>
    <style:style style:name="T6_50" style:family="text"/>
    <style:style style:name="T6_51" style:family="text"/>
    <style:style style:name="T6_52" style:family="text"/>
    <style:style style:name="T6_53" style:family="text"/>
    <style:style style:name="T6_54" style:family="text"/>
    <style:style style:name="T6_55" style:family="text"/>
    <style:style style:name="T6_56" style:family="text"/>
    <style:style style:name="T6_57" style:family="text"/>
    <style:style style:name="T6_58" style:family="text"/>
    <style:style style:name="T6_59" style:family="text"/>
    <style:style style:name="T6_60" style:family="text"/>
    <style:style style:name="T6_61" style:family="text"/>
    <style:style style:name="T6_62" style:family="text"/>
    <style:style style:name="T6_63" style:family="text"/>
    <style:style style:name="T6_64" style:family="text"/>
    <style:style style:name="T6_65" style:family="text"/>
    <style:style style:name="T6_66" style:family="text"/>
    <style:style style:name="T6_67" style:family="text"/>
    <style:style style:name="T6_68" style:family="text"/>
    <style:style style:name="T6_69" style:family="text"/>
    <style:style style:name="T6_70" style:family="text"/>
    <style:style style:name="T6_71" style:family="text"/>
    <style:style style:name="T6_72" style:family="text"/>
    <style:style style:name="T6_73" style:family="text"/>
    <style:style style:name="T6_74" style:family="text"/>
    <style:style style:name="T6_75" style:family="text"/>
    <style:style style:name="T6_76" style:family="text"/>
    <style:style style:name="T6_77" style:family="text"/>
    <style:style style:name="T6_78" style:family="text"/>
    <style:style style:name="T6_79" style:family="text"/>
    <style:style style:name="T6_80" style:family="text"/>
    <style:style style:name="T6_81" style:family="text"/>
    <style:style style:name="T6_82" style:family="text"/>
    <style:style style:name="T6_83" style:family="text"/>
    <style:style style:name="T6_84" style:family="text"/>
    <style:style style:name="T6_85" style:family="text"/>
    <style:style style:name="T6_86" style:family="text"/>
    <style:style style:name="T6_87" style:family="text"/>
    <style:style style:name="T6_88" style:family="text"/>
    <style:style style:name="T6_89" style:family="text"/>
    <style:style style:name="T6_90" style:family="text"/>
    <style:style style:name="T6_91" style:family="text"/>
    <style:style style:name="T6_92" style:family="text"/>
    <style:style style:name="T6_93" style:family="text"/>
    <style:style style:name="T6_94" style:family="text"/>
    <style:style style:name="T6_95" style:family="text"/>
    <style:style style:name="T6_96" style:family="text"/>
    <style:style style:name="T6_97" style:family="text"/>
    <style:style style:name="T6_98" style:family="text"/>
    <style:style style:name="T6_99" style:family="text"/>
    <style:style style:name="T6_100" style:family="text"/>
    <style:style style:name="T6_101" style:family="text"/>
    <style:style style:name="T6_102" style:family="text"/>
    <style:style style:name="T6_103" style:family="text"/>
    <style:style style:name="T6_104" style:family="text"/>
    <style:style style:name="T6_105" style:family="text"/>
    <style:style style:name="T6_106" style:family="text"/>
    <style:style style:name="T6_107" style:family="text"/>
    <style:style style:name="T6_108" style:family="text"/>
    <style:style style:name="T6_109" style:family="text"/>
    <style:style style:name="T6_110" style:family="text"/>
    <style:style style:name="T6_111" style:family="text"/>
    <style:style style:name="T6_112" style:family="text"/>
    <style:style style:name="T6_113" style:family="text"/>
    <style:style style:name="T6_114" style:family="text"/>
    <style:style style:name="T6_115" style:family="text"/>
    <style:style style:name="T6_116" style:family="text"/>
    <style:style style:name="T6_117" style:family="text"/>
    <style:style style:name="T6_118" style:family="text"/>
    <style:style style:name="T6_119" style:family="text"/>
    <style:style style:name="T6_120" style:family="text"/>
    <style:style style:name="T6_121" style:family="text"/>
    <style:style style:name="T6_122" style:family="text"/>
    <style:style style:name="T6_123" style:family="text"/>
    <style:style style:name="T6_124" style:family="text"/>
    <style:style style:name="T6_125" style:family="text"/>
    <style:style style:name="T6_126" style:family="text"/>
    <style:style style:name="T6_127" style:family="text"/>
    <style:style style:name="T6_128" style:family="text"/>
    <style:style style:name="T6_129" style:family="text"/>
    <style:style style:name="T6_130" style:family="text"/>
    <style:style style:name="T6_131" style:family="text"/>
    <style:style style:name="T6_132" style:family="text"/>
    <style:style style:name="T6_133" style:family="text"/>
    <style:style style:name="T6_134" style:family="text"/>
    <style:style style:name="T6_135" style:family="text"/>
    <style:style style:name="T6_136" style:family="text"/>
    <style:style style:name="T6_137" style:family="text"/>
    <style:style style:name="T6_138" style:family="text"/>
    <style:style style:name="T6_139" style:family="text"/>
    <style:style style:name="T6_140" style:family="text"/>
    <style:style style:name="T6_141" style:family="text"/>
    <style:style style:name="T6_142" style:family="text"/>
    <style:style style:name="T6_143" style:family="text"/>
    <style:style style:name="T6_144" style:family="text"/>
    <style:style style:name="T6_145" style:family="text"/>
    <style:style style:name="T6_146" style:family="text"/>
    <style:style style:name="T6_147" style:family="text"/>
    <style:style style:name="T6_148" style:family="text"/>
    <style:style style:name="T6_149" style:family="text"/>
    <style:style style:name="T6_150" style:family="text"/>
    <style:style style:name="P7" style:family="paragraph" style:parent-style-name="Standard">
      <style:paragraph-properties fo:text-align="justify" fo:break-before="auto" fo:line-height="115%" style:writing-mode="lr-tb"/>
    </style:style>
    <style:style style:name="P8" style:family="paragraph" style:parent-style-name="Standard">
      <style:paragraph-properties fo:text-align="justify" fo:break-before="auto" fo:line-height="115%" style:writing-mode="lr-tb"/>
    </style:style>
    <style:style style:name="T8_1" style:family="text"/>
    <style:style style:name="T8_2" style:family="text"/>
    <style:style style:name="P9" style:family="paragraph" style:parent-style-name="Standard">
      <style:paragraph-properties fo:text-align="justify" fo:break-before="auto" fo:line-height="115%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T9_11" style:family="text"/>
    <style:style style:name="T9_12" style:family="text"/>
    <style:style style:name="T9_13" style:family="text"/>
    <style:style style:name="T9_14" style:family="text"/>
    <style:style style:name="T9_15" style:family="text"/>
    <style:style style:name="T9_16" style:family="text"/>
    <style:style style:name="T9_17" style:family="text"/>
    <style:style style:name="T9_18" style:family="text"/>
    <style:style style:name="T9_19" style:family="text"/>
    <style:style style:name="T9_20" style:family="text"/>
    <style:style style:name="T9_21" style:family="text"/>
    <style:style style:name="T9_22" style:family="text"/>
    <style:style style:name="T9_23" style:family="text"/>
    <style:style style:name="T9_24" style:family="text"/>
    <style:style style:name="T9_25" style:family="text"/>
    <style:style style:name="T9_26" style:family="text"/>
    <style:style style:name="T9_27" style:family="text"/>
    <style:style style:name="T9_28" style:family="text"/>
    <style:style style:name="T9_29" style:family="text"/>
    <style:style style:name="T9_30" style:family="text"/>
    <style:style style:name="T9_31" style:family="text"/>
    <style:style style:name="T9_32" style:family="text"/>
    <style:style style:name="T9_33" style:family="text"/>
    <style:style style:name="T9_34" style:family="text"/>
    <style:style style:name="T9_35" style:family="text"/>
    <style:style style:name="T9_36" style:family="text"/>
    <style:style style:name="T9_37" style:family="text"/>
    <style:style style:name="T9_38" style:family="text"/>
    <style:style style:name="T9_39" style:family="text"/>
    <style:style style:name="T9_40" style:family="text"/>
    <style:style style:name="T9_41" style:family="text"/>
    <style:style style:name="T9_42" style:family="text"/>
    <style:style style:name="T9_43" style:family="text"/>
    <style:style style:name="T9_44" style:family="text"/>
    <style:style style:name="T9_45" style:family="text"/>
    <style:style style:name="T9_46" style:family="text"/>
    <style:style style:name="T9_47" style:family="text"/>
    <style:style style:name="T9_48" style:family="text"/>
    <style:style style:name="T9_49" style:family="text"/>
    <style:style style:name="T9_50" style:family="text"/>
    <style:style style:name="T9_51" style:family="text"/>
    <style:style style:name="T9_52" style:family="text"/>
    <style:style style:name="T9_53" style:family="text"/>
    <style:style style:name="T9_54" style:family="text"/>
    <style:style style:name="T9_55" style:family="text"/>
    <style:style style:name="T9_56" style:family="text"/>
    <style:style style:name="T9_57" style:family="text"/>
    <style:style style:name="T9_58" style:family="text"/>
    <style:style style:name="T9_59" style:family="text"/>
    <style:style style:name="T9_60" style:family="text"/>
    <style:style style:name="T9_61" style:family="text"/>
    <style:style style:name="T9_62" style:family="text"/>
    <style:style style:name="T9_63" style:family="text"/>
    <style:style style:name="T9_64" style:family="text"/>
    <style:style style:name="T9_65" style:family="text"/>
    <style:style style:name="T9_66" style:family="text"/>
    <style:style style:name="T9_67" style:family="text"/>
    <style:style style:name="T9_68" style:family="text"/>
    <style:style style:name="T9_69" style:family="text"/>
    <style:style style:name="T9_70" style:family="text"/>
    <style:style style:name="T9_71" style:family="text"/>
    <style:style style:name="T9_72" style:family="text"/>
    <style:style style:name="T9_73" style:family="text"/>
    <style:style style:name="T9_74" style:family="text"/>
    <style:style style:name="T9_75" style:family="text"/>
    <style:style style:name="T9_76" style:family="text"/>
    <style:style style:name="T9_77" style:family="text"/>
    <style:style style:name="T9_78" style:family="text"/>
    <style:style style:name="T9_79" style:family="text"/>
    <style:style style:name="T9_80" style:family="text"/>
    <style:style style:name="T9_81" style:family="text"/>
    <style:style style:name="T9_82" style:family="text"/>
    <style:style style:name="T9_83" style:family="text"/>
    <style:style style:name="T9_84" style:family="text"/>
    <style:style style:name="T9_85" style:family="text"/>
    <style:style style:name="T9_86" style:family="text"/>
    <style:style style:name="T9_87" style:family="text"/>
    <style:style style:name="T9_88" style:family="text"/>
    <style:style style:name="T9_89" style:family="text"/>
    <style:style style:name="T9_90" style:family="text"/>
    <style:style style:name="T9_91" style:family="text"/>
    <style:style style:name="T9_92" style:family="text"/>
    <style:style style:name="T9_93" style:family="text"/>
    <style:style style:name="T9_94" style:family="text"/>
    <style:style style:name="T9_95" style:family="text"/>
    <style:style style:name="T9_96" style:family="text"/>
    <style:style style:name="T9_97" style:family="text"/>
    <style:style style:name="T9_98" style:family="text"/>
    <style:style style:name="T9_99" style:family="text"/>
    <style:style style:name="T9_100" style:family="text"/>
    <style:style style:name="T9_101" style:family="text"/>
    <style:style style:name="T9_102" style:family="text"/>
    <style:style style:name="T9_103" style:family="text"/>
    <style:style style:name="T9_104" style:family="text"/>
    <style:style style:name="T9_105" style:family="text"/>
    <style:style style:name="T9_106" style:family="text"/>
    <style:style style:name="T9_107" style:family="text"/>
    <style:style style:name="T9_108" style:family="text"/>
    <style:style style:name="T9_109" style:family="text"/>
    <style:style style:name="T9_110" style:family="text"/>
    <style:style style:name="T9_111" style:family="text"/>
    <style:style style:name="T9_112" style:family="text"/>
    <style:style style:name="T9_113" style:family="text"/>
    <style:style style:name="T9_114" style:family="text"/>
    <style:style style:name="T9_115" style:family="text"/>
    <style:style style:name="T9_116" style:family="text"/>
    <style:style style:name="T9_117" style:family="text"/>
    <style:style style:name="T9_118" style:family="text"/>
    <style:style style:name="T9_119" style:family="text"/>
    <style:style style:name="T9_120" style:family="text"/>
    <style:style style:name="T9_121" style:family="text"/>
    <style:style style:name="T9_122" style:family="text"/>
    <style:style style:name="T9_123" style:family="text"/>
    <style:style style:name="T9_124" style:family="text"/>
    <style:style style:name="T9_125" style:family="text"/>
    <style:style style:name="T9_126" style:family="text"/>
    <style:style style:name="T9_127" style:family="text"/>
    <style:style style:name="T9_128" style:family="text"/>
    <style:style style:name="T9_129" style:family="text"/>
    <style:style style:name="T9_130" style:family="text"/>
    <style:style style:name="T9_131" style:family="text"/>
    <style:style style:name="T9_132" style:family="text"/>
    <style:style style:name="T9_133" style:family="text"/>
    <style:style style:name="T9_134" style:family="text"/>
    <style:style style:name="T9_135" style:family="text"/>
    <style:style style:name="T9_136" style:family="text"/>
    <style:style style:name="T9_137" style:family="text"/>
    <style:style style:name="T9_138" style:family="text"/>
    <style:style style:name="T9_139" style:family="text"/>
    <style:style style:name="T9_140" style:family="text"/>
    <style:style style:name="T9_141" style:family="text"/>
    <style:style style:name="T9_142" style:family="text"/>
    <style:style style:name="T9_143" style:family="text"/>
    <style:style style:name="T9_144" style:family="text"/>
    <style:style style:name="T9_145" style:family="text"/>
    <style:style style:name="T9_146" style:family="text"/>
    <style:style style:name="T9_147" style:family="text"/>
    <style:style style:name="T9_148" style:family="text"/>
    <style:style style:name="T9_149" style:family="text"/>
    <style:style style:name="T9_150" style:family="text"/>
    <style:style style:name="T9_151" style:family="text"/>
    <style:style style:name="T9_152" style:family="text"/>
    <style:style style:name="T9_153" style:family="text"/>
    <style:style style:name="T9_154" style:family="text"/>
    <style:style style:name="T9_155" style:family="text"/>
    <style:style style:name="T9_156" style:family="text"/>
    <style:style style:name="T9_157" style:family="text"/>
    <style:style style:name="T9_158" style:family="text"/>
    <style:style style:name="T9_159" style:family="text"/>
    <style:style style:name="T9_160" style:family="text"/>
    <style:style style:name="T9_161" style:family="text"/>
    <style:style style:name="T9_162" style:family="text"/>
    <style:style style:name="T9_163" style:family="text"/>
    <style:style style:name="T9_164" style:family="text"/>
    <style:style style:name="T9_165" style:family="text"/>
    <style:style style:name="T9_166" style:family="text"/>
    <style:style style:name="T9_167" style:family="text"/>
    <style:style style:name="T9_168" style:family="text"/>
    <style:style style:name="T9_169" style:family="text"/>
    <style:style style:name="T9_170" style:family="text"/>
    <style:style style:name="T9_171" style:family="text"/>
    <style:style style:name="T9_172" style:family="text"/>
    <style:style style:name="T9_173" style:family="text"/>
    <style:style style:name="T9_174" style:family="text"/>
    <style:style style:name="T9_175" style:family="text"/>
    <style:style style:name="T9_176" style:family="text"/>
    <style:style style:name="T9_177" style:family="text"/>
    <style:style style:name="T9_178" style:family="text"/>
    <style:style style:name="T9_179" style:family="text"/>
    <style:style style:name="T9_180" style:family="text"/>
    <style:style style:name="T9_181" style:family="text"/>
    <style:style style:name="T9_182" style:family="text"/>
    <style:style style:name="T9_183" style:family="text"/>
    <style:style style:name="T9_184" style:family="text"/>
    <style:style style:name="T9_185" style:family="text"/>
    <style:style style:name="T9_186" style:family="text"/>
    <style:style style:name="T9_187" style:family="text"/>
    <style:style style:name="T9_188" style:family="text"/>
    <style:style style:name="T9_189" style:family="text"/>
    <style:style style:name="T9_190" style:family="text"/>
    <style:style style:name="T9_191" style:family="text"/>
    <style:style style:name="T9_192" style:family="text"/>
    <style:style style:name="T9_193" style:family="text"/>
    <style:style style:name="T9_194" style:family="text"/>
    <style:style style:name="T9_195" style:family="text"/>
    <style:style style:name="T9_196" style:family="text"/>
    <style:style style:name="T9_197" style:family="text"/>
    <style:style style:name="T9_198" style:family="text"/>
    <style:style style:name="T9_199" style:family="text"/>
    <style:style style:name="T9_200" style:family="text"/>
    <style:style style:name="T9_201" style:family="text"/>
    <style:style style:name="T9_202" style:family="text"/>
    <style:style style:name="T9_203" style:family="text"/>
    <style:style style:name="T9_204" style:family="text"/>
    <style:style style:name="T9_205" style:family="text"/>
    <style:style style:name="T9_206" style:family="text"/>
    <style:style style:name="T9_207" style:family="text"/>
    <style:style style:name="T9_208" style:family="text"/>
    <style:style style:name="T9_209" style:family="text"/>
    <style:style style:name="T9_210" style:family="text"/>
    <style:style style:name="T9_211" style:family="text"/>
    <style:style style:name="T9_212" style:family="text"/>
    <style:style style:name="T9_213" style:family="text"/>
    <style:style style:name="T9_214" style:family="text"/>
    <style:style style:name="T9_215" style:family="text"/>
    <style:style style:name="T9_216" style:family="text"/>
    <style:style style:name="T9_217" style:family="text"/>
    <style:style style:name="T9_218" style:family="text"/>
    <style:style style:name="T9_219" style:family="text"/>
    <style:style style:name="T9_220" style:family="text"/>
    <style:style style:name="T9_221" style:family="text"/>
    <style:style style:name="T9_222" style:family="text"/>
    <style:style style:name="T9_223" style:family="text"/>
    <style:style style:name="T9_224" style:family="text"/>
    <style:style style:name="T9_225" style:family="text"/>
    <style:style style:name="T9_226" style:family="text"/>
    <style:style style:name="P10" style:family="paragraph" style:parent-style-name="Standard">
      <style:paragraph-properties fo:text-align="justify" fo:break-before="auto" fo:line-height="115%" style:writing-mode="lr-tb"/>
    </style:style>
    <style:style style:name="P11" style:family="paragraph" style:parent-style-name="Standard">
      <style:paragraph-properties fo:text-align="justify" fo:break-before="auto" fo:line-height="115%" style:writing-mode="lr-tb"/>
    </style:style>
    <style:style style:name="T11_1" style:family="text"/>
    <style:style style:name="P12" style:family="paragraph" style:parent-style-name="Standard">
      <style:paragraph-properties fo:text-align="justify" fo:break-before="auto" fo:line-height="115%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T12_11" style:family="text"/>
    <style:style style:name="T12_12" style:family="text"/>
    <style:style style:name="T12_13" style:family="text"/>
    <style:style style:name="T12_14" style:family="text"/>
    <style:style style:name="T12_15" style:family="text"/>
    <style:style style:name="T12_16" style:family="text"/>
    <style:style style:name="T12_17" style:family="text"/>
    <style:style style:name="T12_18" style:family="text"/>
    <style:style style:name="T12_19" style:family="text"/>
    <style:style style:name="T12_20" style:family="text"/>
    <style:style style:name="T12_21" style:family="text"/>
    <style:style style:name="T12_22" style:family="text"/>
    <style:style style:name="T12_23" style:family="text"/>
    <style:style style:name="T12_24" style:family="text"/>
    <style:style style:name="T12_25" style:family="text"/>
    <style:style style:name="T12_26" style:family="text"/>
    <style:style style:name="T12_27" style:family="text"/>
    <style:style style:name="T12_28" style:family="text"/>
    <style:style style:name="T12_29" style:family="text"/>
    <style:style style:name="T12_30" style:family="text"/>
    <style:style style:name="T12_31" style:family="text"/>
    <style:style style:name="T12_32" style:family="text"/>
    <style:style style:name="T12_33" style:family="text"/>
    <style:style style:name="T12_34" style:family="text"/>
    <style:style style:name="T12_35" style:family="text"/>
    <style:style style:name="T12_36" style:family="text"/>
    <style:style style:name="T12_37" style:family="text"/>
    <style:style style:name="T12_38" style:family="text"/>
    <style:style style:name="T12_39" style:family="text"/>
    <style:style style:name="T12_40" style:family="text"/>
    <style:style style:name="T12_41" style:family="text"/>
    <style:style style:name="T12_42" style:family="text"/>
    <style:style style:name="T12_43" style:family="text"/>
    <style:style style:name="T12_44" style:family="text"/>
    <style:style style:name="T12_45" style:family="text"/>
    <style:style style:name="T12_46" style:family="text"/>
    <style:style style:name="T12_47" style:family="text"/>
    <style:style style:name="T12_48" style:family="text"/>
    <style:style style:name="T12_49" style:family="text"/>
    <style:style style:name="T12_50" style:family="text"/>
    <style:style style:name="T12_51" style:family="text"/>
    <style:style style:name="T12_52" style:family="text"/>
    <style:style style:name="T12_53" style:family="text"/>
    <style:style style:name="T12_54" style:family="text"/>
    <style:style style:name="T12_55" style:family="text"/>
    <style:style style:name="T12_56" style:family="text"/>
    <style:style style:name="T12_57" style:family="text"/>
    <style:style style:name="T12_58" style:family="text"/>
    <style:style style:name="T12_59" style:family="text"/>
    <style:style style:name="T12_60" style:family="text"/>
    <style:style style:name="T12_61" style:family="text"/>
    <style:style style:name="T12_62" style:family="text"/>
    <style:style style:name="T12_63" style:family="text"/>
    <style:style style:name="T12_64" style:family="text"/>
    <style:style style:name="T12_65" style:family="text"/>
    <style:style style:name="T12_66" style:family="text"/>
    <style:style style:name="T12_67" style:family="text"/>
    <style:style style:name="T12_68" style:family="text"/>
    <style:style style:name="T12_69" style:family="text"/>
    <style:style style:name="T12_70" style:family="text"/>
    <style:style style:name="T12_71" style:family="text"/>
    <style:style style:name="T12_72" style:family="text"/>
    <style:style style:name="T12_73" style:family="text"/>
    <style:style style:name="T12_74" style:family="text"/>
    <style:style style:name="T12_75" style:family="text"/>
    <style:style style:name="T12_76" style:family="text"/>
    <style:style style:name="T12_77" style:family="text"/>
    <style:style style:name="T12_78" style:family="text"/>
    <style:style style:name="T12_79" style:family="text"/>
    <style:style style:name="T12_80" style:family="text"/>
    <style:style style:name="T12_81" style:family="text"/>
    <style:style style:name="T12_82" style:family="text"/>
    <style:style style:name="T12_83" style:family="text"/>
    <style:style style:name="T12_84" style:family="text"/>
    <style:style style:name="T12_85" style:family="text"/>
    <style:style style:name="T12_86" style:family="text"/>
    <style:style style:name="T12_87" style:family="text"/>
    <style:style style:name="T12_88" style:family="text"/>
    <style:style style:name="T12_89" style:family="text"/>
    <style:style style:name="T12_90" style:family="text"/>
    <style:style style:name="T12_91" style:family="text"/>
    <style:style style:name="T12_92" style:family="text"/>
    <style:style style:name="T12_93" style:family="text"/>
    <style:style style:name="T12_94" style:family="text"/>
    <style:style style:name="T12_95" style:family="text"/>
    <style:style style:name="T12_96" style:family="text"/>
    <style:style style:name="T12_97" style:family="text"/>
    <style:style style:name="T12_98" style:family="text"/>
    <style:style style:name="T12_99" style:family="text"/>
    <style:style style:name="T12_100" style:family="text"/>
    <style:style style:name="T12_101" style:family="text"/>
    <style:style style:name="T12_102" style:family="text"/>
    <style:style style:name="T12_103" style:family="text"/>
    <style:style style:name="T12_104" style:family="text"/>
    <style:style style:name="T12_105" style:family="text"/>
    <style:style style:name="T12_106" style:family="text"/>
    <style:style style:name="T12_107" style:family="text"/>
    <style:style style:name="T12_108" style:family="text"/>
    <style:style style:name="T12_109" style:family="text"/>
    <style:style style:name="T12_110" style:family="text"/>
    <style:style style:name="T12_111" style:family="text"/>
    <style:style style:name="T12_112" style:family="text"/>
    <style:style style:name="T12_113" style:family="text"/>
    <style:style style:name="T12_114" style:family="text"/>
    <style:style style:name="T12_115" style:family="text"/>
    <style:style style:name="T12_116" style:family="text"/>
    <style:style style:name="T12_117" style:family="text"/>
    <style:style style:name="T12_118" style:family="text"/>
    <style:style style:name="T12_119" style:family="text"/>
    <style:style style:name="T12_120" style:family="text"/>
    <style:style style:name="T12_121" style:family="text"/>
    <style:style style:name="T12_122" style:family="text"/>
    <style:style style:name="T12_123" style:family="text"/>
    <style:style style:name="T12_124" style:family="text"/>
    <style:style style:name="T12_125" style:family="text"/>
    <style:style style:name="T12_126" style:family="text"/>
    <style:style style:name="T12_127" style:family="text"/>
    <style:style style:name="T12_128" style:family="text"/>
    <style:style style:name="T12_129" style:family="text"/>
    <style:style style:name="T12_130" style:family="text"/>
    <style:style style:name="T12_131" style:family="text"/>
    <style:style style:name="T12_132" style:family="text"/>
    <style:style style:name="T12_133" style:family="text"/>
    <style:style style:name="T12_134" style:family="text"/>
    <style:style style:name="T12_135" style:family="text"/>
    <style:style style:name="T12_136" style:family="text"/>
    <style:style style:name="T12_137" style:family="text"/>
    <style:style style:name="T12_138" style:family="text"/>
    <style:style style:name="T12_139" style:family="text"/>
    <style:style style:name="T12_140" style:family="text"/>
    <style:style style:name="T12_141" style:family="text"/>
    <style:style style:name="T12_142" style:family="text"/>
    <style:style style:name="T12_143" style:family="text"/>
    <style:style style:name="T12_144" style:family="text"/>
    <style:style style:name="T12_145" style:family="text"/>
    <style:style style:name="T12_146" style:family="text"/>
    <style:style style:name="T12_147" style:family="text"/>
    <style:style style:name="T12_148" style:family="text"/>
    <style:style style:name="T12_149" style:family="text"/>
    <style:style style:name="T12_150" style:family="text"/>
    <style:style style:name="T12_151" style:family="text"/>
    <style:style style:name="T12_152" style:family="text"/>
    <style:style style:name="T12_153" style:family="text"/>
    <style:style style:name="T12_154" style:family="text"/>
    <style:style style:name="T12_155" style:family="text"/>
    <style:style style:name="T12_156" style:family="text"/>
    <style:style style:name="T12_157" style:family="text"/>
    <style:style style:name="T12_158" style:family="text"/>
    <style:style style:name="T12_159" style:family="text"/>
    <style:style style:name="T12_160" style:family="text"/>
    <style:style style:name="T12_161" style:family="text"/>
    <style:style style:name="T12_162" style:family="text"/>
    <style:style style:name="T12_163" style:family="text"/>
    <style:style style:name="T12_164" style:family="text"/>
    <style:style style:name="T12_165" style:family="text"/>
    <style:style style:name="T12_166" style:family="text"/>
    <style:style style:name="T12_167" style:family="text"/>
    <style:style style:name="T12_168" style:family="text"/>
    <style:style style:name="T12_169" style:family="text"/>
    <style:style style:name="T12_170" style:family="text"/>
    <style:style style:name="T12_171" style:family="text"/>
    <style:style style:name="T12_172" style:family="text"/>
    <style:style style:name="T12_173" style:family="text"/>
    <style:style style:name="T12_174" style:family="text"/>
    <style:style style:name="T12_175" style:family="text"/>
    <style:style style:name="T12_176" style:family="text"/>
    <style:style style:name="T12_177" style:family="text"/>
    <style:style style:name="T12_178" style:family="text"/>
    <style:style style:name="T12_179" style:family="text"/>
    <style:style style:name="T12_180" style:family="text"/>
    <style:style style:name="T12_181" style:family="text"/>
    <style:style style:name="T12_182" style:family="text"/>
    <style:style style:name="T12_183" style:family="text"/>
    <style:style style:name="T12_184" style:family="text"/>
    <style:style style:name="T12_185" style:family="text"/>
    <style:style style:name="T12_186" style:family="text"/>
    <style:style style:name="T12_187" style:family="text"/>
    <style:style style:name="T12_188" style:family="text"/>
    <style:style style:name="T12_189" style:family="text"/>
    <style:style style:name="T12_190" style:family="text"/>
    <style:style style:name="T12_191" style:family="text"/>
    <style:style style:name="T12_192" style:family="text"/>
    <style:style style:name="T12_193" style:family="text"/>
    <style:style style:name="T12_194" style:family="text"/>
    <style:style style:name="T12_195" style:family="text"/>
    <style:style style:name="T12_196" style:family="text"/>
    <style:style style:name="T12_197" style:family="text"/>
    <style:style style:name="T12_198" style:family="text"/>
    <style:style style:name="T12_199" style:family="text"/>
    <style:style style:name="T12_200" style:family="text"/>
    <style:style style:name="T12_201" style:family="text"/>
    <style:style style:name="T12_202" style:family="text"/>
    <style:style style:name="T12_203" style:family="text"/>
    <style:style style:name="T12_204" style:family="text"/>
    <style:style style:name="P13" style:family="paragraph" style:parent-style-name="Standard">
      <style:paragraph-properties fo:text-align="justify" fo:break-before="auto" fo:line-height="115%" style:writing-mode="lr-tb"/>
    </style:style>
    <style:style style:name="P14" style:family="paragraph" style:parent-style-name="Standard">
      <style:paragraph-properties fo:text-align="justify" fo:break-before="auto" fo:line-height="115%" style:writing-mode="lr-tb"/>
    </style:style>
    <style:style style:name="T14_1" style:family="text"/>
    <style:style style:name="T14_2" style:family="text"/>
    <style:style style:name="P15" style:family="paragraph" style:parent-style-name="Standard">
      <style:paragraph-properties fo:text-align="justify" fo:break-before="auto" fo:line-height="115%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T15_11" style:family="text"/>
    <style:style style:name="T15_12" style:family="text"/>
    <style:style style:name="T15_13" style:family="text"/>
    <style:style style:name="T15_14" style:family="text"/>
    <style:style style:name="T15_15" style:family="text"/>
    <style:style style:name="T15_16" style:family="text"/>
    <style:style style:name="T15_17" style:family="text"/>
    <style:style style:name="T15_18" style:family="text"/>
    <style:style style:name="T15_19" style:family="text"/>
    <style:style style:name="T15_20" style:family="text"/>
    <style:style style:name="T15_21" style:family="text"/>
    <style:style style:name="T15_22" style:family="text"/>
    <style:style style:name="T15_23" style:family="text"/>
    <style:style style:name="T15_24" style:family="text"/>
    <style:style style:name="T15_25" style:family="text"/>
    <style:style style:name="T15_26" style:family="text"/>
    <style:style style:name="T15_27" style:family="text"/>
    <style:style style:name="T15_28" style:family="text"/>
    <style:style style:name="T15_29" style:family="text"/>
    <style:style style:name="T15_30" style:family="text"/>
    <style:style style:name="T15_31" style:family="text"/>
    <style:style style:name="T15_32" style:family="text"/>
    <style:style style:name="T15_33" style:family="text"/>
    <style:style style:name="T15_34" style:family="text"/>
    <style:style style:name="T15_35" style:family="text"/>
    <style:style style:name="T15_36" style:family="text"/>
    <style:style style:name="T15_37" style:family="text"/>
    <style:style style:name="T15_38" style:family="text"/>
    <style:style style:name="T15_39" style:family="text"/>
    <style:style style:name="T15_40" style:family="text"/>
    <style:style style:name="T15_41" style:family="text"/>
    <style:style style:name="T15_42" style:family="text"/>
    <style:style style:name="T15_43" style:family="text"/>
    <style:style style:name="T15_44" style:family="text"/>
    <style:style style:name="T15_45" style:family="text"/>
    <style:style style:name="T15_46" style:family="text"/>
    <style:style style:name="T15_47" style:family="text"/>
    <style:style style:name="T15_48" style:family="text"/>
    <style:style style:name="T15_49" style:family="text"/>
    <style:style style:name="T15_50" style:family="text"/>
    <style:style style:name="T15_51" style:family="text"/>
    <style:style style:name="T15_52" style:family="text"/>
    <style:style style:name="T15_53" style:family="text"/>
    <style:style style:name="T15_54" style:family="text"/>
    <style:style style:name="T15_55" style:family="text"/>
    <style:style style:name="T15_56" style:family="text"/>
    <style:style style:name="T15_57" style:family="text"/>
    <style:style style:name="T15_58" style:family="text"/>
    <style:style style:name="T15_59" style:family="text"/>
    <style:style style:name="T15_60" style:family="text"/>
    <style:style style:name="T15_61" style:family="text"/>
    <style:style style:name="T15_62" style:family="text"/>
    <style:style style:name="T15_63" style:family="text"/>
    <style:style style:name="T15_64" style:family="text"/>
    <style:style style:name="T15_65" style:family="text"/>
    <style:style style:name="T15_66" style:family="text"/>
    <style:style style:name="T15_67" style:family="text"/>
    <style:style style:name="T15_68" style:family="text"/>
    <style:style style:name="T15_69" style:family="text"/>
    <style:style style:name="T15_70" style:family="text"/>
    <style:style style:name="T15_71" style:family="text"/>
    <style:style style:name="T15_72" style:family="text"/>
    <style:style style:name="T15_73" style:family="text"/>
    <style:style style:name="T15_74" style:family="text"/>
    <style:style style:name="T15_75" style:family="text"/>
    <style:style style:name="T15_76" style:family="text"/>
    <style:style style:name="T15_77" style:family="text"/>
    <style:style style:name="T15_78" style:family="text"/>
    <style:style style:name="T15_79" style:family="text"/>
    <style:style style:name="T15_80" style:family="text"/>
    <style:style style:name="T15_81" style:family="text"/>
    <style:style style:name="T15_82" style:family="text"/>
    <style:style style:name="T15_83" style:family="text"/>
    <style:style style:name="T15_84" style:family="text"/>
    <style:style style:name="T15_85" style:family="text"/>
    <style:style style:name="T15_86" style:family="text"/>
    <style:style style:name="T15_87" style:family="text"/>
    <style:style style:name="T15_88" style:family="text"/>
    <style:style style:name="T15_89" style:family="text"/>
    <style:style style:name="T15_90" style:family="text"/>
    <style:style style:name="T15_91" style:family="text"/>
    <style:style style:name="T15_92" style:family="text"/>
    <style:style style:name="T15_93" style:family="text"/>
    <style:style style:name="T15_94" style:family="text"/>
    <style:style style:name="T15_95" style:family="text"/>
    <style:style style:name="T15_96" style:family="text"/>
    <style:style style:name="T15_97" style:family="text"/>
    <style:style style:name="T15_98" style:family="text"/>
    <style:style style:name="T15_99" style:family="text"/>
    <style:style style:name="T15_100" style:family="text"/>
    <style:style style:name="T15_101" style:family="text"/>
    <style:style style:name="T15_102" style:family="text"/>
    <style:style style:name="T15_103" style:family="text"/>
    <style:style style:name="T15_104" style:family="text"/>
    <style:style style:name="T15_105" style:family="text"/>
    <style:style style:name="T15_106" style:family="text"/>
    <style:style style:name="T15_107" style:family="text"/>
    <style:style style:name="T15_108" style:family="text"/>
    <style:style style:name="T15_109" style:family="text"/>
    <style:style style:name="T15_110" style:family="text"/>
    <style:style style:name="T15_111" style:family="text"/>
    <style:style style:name="T15_112" style:family="text"/>
    <style:style style:name="T15_113" style:family="text"/>
    <style:style style:name="T15_114" style:family="text"/>
    <style:style style:name="T15_115" style:family="text"/>
    <style:style style:name="T15_116" style:family="text"/>
    <style:style style:name="T15_117" style:family="text"/>
    <style:style style:name="T15_118" style:family="text"/>
    <style:style style:name="T15_119" style:family="text"/>
    <style:style style:name="T15_120" style:family="text"/>
    <style:style style:name="T15_121" style:family="text"/>
    <style:style style:name="T15_122" style:family="text"/>
    <style:style style:name="T15_123" style:family="text"/>
    <style:style style:name="T15_124" style:family="text"/>
    <style:style style:name="T15_125" style:family="text"/>
    <style:style style:name="T15_126" style:family="text"/>
    <style:style style:name="T15_127" style:family="text"/>
    <style:style style:name="T15_128" style:family="text"/>
    <style:style style:name="T15_129" style:family="text"/>
    <style:style style:name="T15_130" style:family="text"/>
    <style:style style:name="T15_131" style:family="text"/>
    <style:style style:name="T15_132" style:family="text"/>
    <style:style style:name="T15_133" style:family="text"/>
    <style:style style:name="T15_134" style:family="text"/>
    <style:style style:name="T15_135" style:family="text"/>
    <style:style style:name="T15_136" style:family="text"/>
    <style:style style:name="T15_137" style:family="text"/>
    <style:style style:name="T15_138" style:family="text"/>
    <style:style style:name="T15_139" style:family="text"/>
    <style:style style:name="T15_140" style:family="text"/>
    <style:style style:name="T15_141" style:family="text"/>
    <style:style style:name="T15_142" style:family="text"/>
    <style:style style:name="T15_143" style:family="text"/>
    <style:style style:name="T15_144" style:family="text"/>
    <style:style style:name="T15_145" style:family="text"/>
    <style:style style:name="T15_146" style:family="text"/>
    <style:style style:name="T15_147" style:family="text"/>
    <style:style style:name="T15_148" style:family="text"/>
    <style:style style:name="T15_149" style:family="text"/>
    <style:style style:name="T15_150" style:family="text"/>
    <style:style style:name="T15_151" style:family="text"/>
    <style:style style:name="T15_152" style:family="text"/>
    <style:style style:name="T15_153" style:family="text"/>
    <style:style style:name="T15_154" style:family="text"/>
    <style:style style:name="T15_155" style:family="text"/>
    <style:style style:name="T15_156" style:family="text"/>
    <style:style style:name="T15_157" style:family="text"/>
    <style:style style:name="T15_158" style:family="text"/>
    <style:style style:name="T15_159" style:family="text"/>
    <style:style style:name="T15_160" style:family="text"/>
    <style:style style:name="T15_161" style:family="text"/>
    <style:style style:name="T15_162" style:family="text"/>
    <style:style style:name="T15_163" style:family="text"/>
    <style:style style:name="T15_164" style:family="text"/>
    <style:style style:name="T15_165" style:family="text"/>
    <style:style style:name="T15_166" style:family="text"/>
    <style:style style:name="T15_167" style:family="text"/>
    <style:style style:name="T15_168" style:family="text"/>
    <style:style style:name="T15_169" style:family="text"/>
    <style:style style:name="T15_170" style:family="text"/>
    <style:style style:name="T15_171" style:family="text"/>
    <style:style style:name="T15_172" style:family="text"/>
    <style:style style:name="T15_173" style:family="text"/>
    <style:style style:name="T15_174" style:family="text"/>
    <style:style style:name="T15_175" style:family="text"/>
    <style:style style:name="T15_176" style:family="text"/>
    <style:style style:name="T15_177" style:family="text"/>
    <style:style style:name="T15_178" style:family="text"/>
    <style:style style:name="T15_179" style:family="text"/>
    <style:style style:name="T15_180" style:family="text"/>
    <style:style style:name="T15_181" style:family="text"/>
    <style:style style:name="T15_182" style:family="text"/>
    <style:style style:name="T15_183" style:family="text"/>
    <style:style style:name="T15_184" style:family="text"/>
    <style:style style:name="T15_185" style:family="text"/>
    <style:style style:name="T15_186" style:family="text"/>
    <style:style style:name="T15_187" style:family="text"/>
    <style:style style:name="T15_188" style:family="text"/>
    <style:style style:name="T15_189" style:family="text"/>
    <style:style style:name="T15_190" style:family="text"/>
    <style:style style:name="T15_191" style:family="text"/>
    <style:style style:name="T15_192" style:family="text"/>
    <style:style style:name="T15_193" style:family="text"/>
    <style:style style:name="T15_194" style:family="text"/>
    <style:style style:name="T15_195" style:family="text"/>
    <style:style style:name="T15_196" style:family="text"/>
    <style:style style:name="T15_197" style:family="text"/>
    <style:style style:name="T15_198" style:family="text"/>
    <style:style style:name="T15_199" style:family="text"/>
    <style:style style:name="T15_200" style:family="text"/>
    <style:style style:name="T15_201" style:family="text"/>
    <style:style style:name="T15_202" style:family="text"/>
    <style:style style:name="T15_203" style:family="text"/>
    <style:style style:name="T15_204" style:family="text"/>
    <style:style style:name="T15_205" style:family="text"/>
    <style:style style:name="T15_206" style:family="text"/>
    <style:style style:name="T15_207" style:family="text"/>
    <style:style style:name="T15_208" style:family="text"/>
    <style:style style:name="T15_209" style:family="text"/>
    <style:style style:name="T15_210" style:family="text"/>
    <style:style style:name="T15_211" style:family="text"/>
    <style:style style:name="T15_212" style:family="text"/>
    <style:style style:name="T15_213" style:family="text"/>
    <style:style style:name="T15_214" style:family="text"/>
    <style:style style:name="T15_215" style:family="text"/>
    <style:style style:name="T15_216" style:family="text"/>
    <style:style style:name="T15_217" style:family="text"/>
    <style:style style:name="T15_218" style:family="text"/>
    <style:style style:name="T15_219" style:family="text"/>
    <style:style style:name="T15_220" style:family="text"/>
    <style:style style:name="T15_221" style:family="text"/>
    <style:style style:name="T15_222" style:family="text"/>
    <style:style style:name="T15_223" style:family="text"/>
    <style:style style:name="T15_224" style:family="text"/>
    <style:style style:name="T15_225" style:family="text"/>
    <style:style style:name="T15_226" style:family="text"/>
    <style:style style:name="T15_227" style:family="text"/>
    <style:style style:name="T15_228" style:family="text"/>
    <style:style style:name="T15_229" style:family="text"/>
    <style:style style:name="T15_230" style:family="text"/>
    <style:style style:name="T15_231" style:family="text"/>
    <style:style style:name="T15_232" style:family="text"/>
    <style:style style:name="T15_233" style:family="text"/>
    <style:style style:name="T15_234" style:family="text"/>
    <style:style style:name="T15_235" style:family="text"/>
    <style:style style:name="T15_236" style:family="text"/>
    <style:style style:name="T15_237" style:family="text"/>
    <style:style style:name="T15_238" style:family="text"/>
    <style:style style:name="T15_239" style:family="text"/>
    <style:style style:name="T15_240" style:family="text"/>
    <style:style style:name="T15_241" style:family="text"/>
    <style:style style:name="T15_242" style:family="text"/>
    <style:style style:name="T15_243" style:family="text"/>
    <style:style style:name="T15_244" style:family="text"/>
    <style:style style:name="T15_245" style:family="text"/>
    <style:style style:name="T15_246" style:family="text"/>
    <style:style style:name="T15_247" style:family="text"/>
    <style:style style:name="T15_248" style:family="text"/>
    <style:style style:name="T15_249" style:family="text"/>
    <style:style style:name="T15_250" style:family="text"/>
    <style:style style:name="T15_251" style:family="text"/>
    <style:style style:name="T15_252" style:family="text"/>
    <style:style style:name="T15_253" style:family="text"/>
    <style:style style:name="T15_254" style:family="text"/>
    <style:style style:name="T15_255" style:family="text"/>
    <style:style style:name="T15_256" style:family="text"/>
    <style:style style:name="T15_257" style:family="text"/>
    <style:style style:name="T15_258" style:family="text"/>
  </office:automatic-styles>
  <office:body>
    <office:text>
      <text:p text:style-name="P1"><text:span text:style-name="T1_1">Gray</text:span><text:span text:style-name="T1_2"><text:s/></text:span><text:span text:style-name="T1_3">Picture</text:span></text:p>
      <text:p text:style-name="P2"><text:span text:style-name="T2_1">Odcinek</text:span><text:span text:style-name="T2_2"><text:s/></text:span><text:span text:style-name="T2_3">zdecydowanie</text:span><text:span text:style-name="T2_4"><text:s/></text:span><text:span text:style-name="T2_5">ląduje</text:span><text:span text:style-name="T2_6"><text:s/></text:span><text:span text:style-name="T2_7">w</text:span><text:span text:style-name="T2_8"><text:s/></text:span><text:span text:style-name="T2_9">czołówce</text:span><text:span text:style-name="T2_10"><text:s/></text:span><text:span text:style-name="T2_11">moich</text:span><text:span text:style-name="T2_12"><text:s/></text:span><text:span text:style-name="T2_13">ulubionych</text:span><text:span text:style-name="T2_14">,<text:s/></text:span><text:span text:style-name="T2_15">jak</text:span><text:span text:style-name="T2_16"><text:s/></text:span><text:span text:style-name="T2_17">dotychczas</text:span><text:span text:style-name="T2_18"><text:s/></text:span><text:span text:style-name="T2_19">wydaje</text:span><text:span text:style-name="T2_20"><text:s/></text:span><text:span text:style-name="T2_21">się</text:span><text:span text:style-name="T2_22"><text:s/></text:span><text:span text:style-name="T2_23">najlepszy</text:span><text:span text:style-name="T2_24"><text:s/></text:span><text:span text:style-name="T2_25">w</text:span><text:span text:style-name="T2_26"><text:s/></text:span><text:span text:style-name="T2_27">sezonie</text:span><text:span text:style-name="T2_28">.<text:s/></text:span><text:span text:style-name="T2_29">Długo</text:span><text:span text:style-name="T2_30"><text:s/></text:span><text:span text:style-name="T2_31">oczekiwałam</text:span><text:span text:style-name="T2_32"><text:s/></text:span><text:span text:style-name="T2_33">na</text:span><text:span text:style-name="T2_34"><text:s/></text:span><text:span text:style-name="T2_35">powrót</text:span><text:span text:style-name="T2_36"><text:s/></text:span><text:span text:style-name="T2_37">Wielkiej</text:span><text:span text:style-name="T2_38"><text:s/></text:span><text:span text:style-name="T2_39">i</text:span><text:span text:style-name="T2_40"><text:s/></text:span><text:span text:style-name="T2_41">Potężnej</text:span><text:span text:style-name="T2_42"><text:s/></text:span><text:span text:style-name="T2_43">Trixie</text:span><text:span text:style-name="T2_44">,<text:s/></text:span><text:span text:style-name="T2_45">ale</text:span><text:span text:style-name="T2_46"><text:s/></text:span><text:span text:style-name="T2_47">było</text:span><text:span text:style-name="T2_48"><text:s/></text:span><text:span text:style-name="T2_49">warto</text:span><text:span text:style-name="T2_50">.<text:s/></text:span><text:span text:style-name="T2_51">Niezmiernie</text:span><text:span text:style-name="T2_52"><text:s/></text:span><text:span text:style-name="T2_53">podoba</text:span><text:span text:style-name="T2_54"><text:s/></text:span><text:span text:style-name="T2_55">mi</text:span><text:span text:style-name="T2_56"><text:s/></text:span><text:span text:style-name="T2_57">się</text:span><text:span text:style-name="T2_58"><text:s/></text:span><text:span text:style-name="T2_59">pogłębienie</text:span><text:span text:style-name="T2_60"><text:s/></text:span><text:span text:style-name="T2_61">charakteru</text:span><text:span text:style-name="T2_62"><text:s/></text:span><text:span text:style-name="T2_63">klaczy</text:span><text:span text:style-name="T2_64">,<text:s/></text:span><text:span text:style-name="T2_65">pokazanie</text:span><text:span text:style-name="T2_66"><text:s/></text:span><text:span text:style-name="T2_67">szerszego</text:span><text:span text:style-name="T2_68"><text:s/></text:span><text:span text:style-name="T2_69">wachlarza</text:span><text:span text:style-name="T2_70"><text:s/></text:span><text:span text:style-name="T2_71">jej</text:span><text:span text:style-name="T2_72"><text:s/></text:span><text:span text:style-name="T2_73">emocji</text:span><text:span text:style-name="T2_74">.<text:s/></text:span><text:span text:style-name="T2_75">Dodatkowo</text:span><text:span text:style-name="T2_76"><text:s/></text:span><text:span text:style-name="T2_77">był</text:span><text:span text:style-name="T2_78"><text:s/></text:span><text:span text:style-name="T2_79">to</text:span><text:span text:style-name="T2_80"><text:s/></text:span><text:span text:style-name="T2_81">jeden</text:span><text:span text:style-name="T2_82"><text:s/></text:span><text:span text:style-name="T2_83">z</text:span><text:span text:style-name="T2_84"><text:s/></text:span><text:span text:style-name="T2_85">mniej</text:span><text:span text:style-name="T2_86"><text:s/></text:span><text:span text:style-name="T2_87">przewidywanych</text:span><text:span text:style-name="T2_88"><text:s/></text:span><text:span text:style-name="T2_89">odcinków</text:span><text:span text:style-name="T2_90">.<text:s/></text:span><text:span text:style-name="T2_91">Praktycznie</text:span><text:span text:style-name="T2_92"><text:s/></text:span><text:span text:style-name="T2_93">do</text:span><text:span text:style-name="T2_94"><text:s/></text:span><text:span text:style-name="T2_95">samego</text:span><text:span text:style-name="T2_96"><text:s/></text:span><text:span text:style-name="T2_97">końca</text:span><text:span text:style-name="T2_98"><text:s/></text:span><text:span text:style-name="T2_99">nie</text:span><text:span text:style-name="T2_100"><text:s/></text:span><text:span text:style-name="T2_101">mogłam</text:span><text:span text:style-name="T2_102"><text:s/></text:span><text:span text:style-name="T2_103">rozgryźć</text:span><text:span text:style-name="T2_104"><text:s/></text:span><text:span text:style-name="T2_105">Trixie</text:span><text:span text:style-name="T2_106"><text:s/>–<text:s/></text:span><text:span text:style-name="T2_107">faktycznie</text:span><text:span text:style-name="T2_108"><text:s/></text:span><text:span text:style-name="T2_109">się</text:span><text:span text:style-name="T2_110"><text:s/></text:span><text:span text:style-name="T2_111">zmieniła</text:span><text:span text:style-name="T2_112"><text:s/></text:span><text:span text:style-name="T2_113">czy</text:span><text:span text:style-name="T2_114"><text:s/></text:span><text:span text:style-name="T2_115">to</text:span><text:span text:style-name="T2_116"><text:s/></text:span><text:span text:style-name="T2_117">tylko</text:span><text:span text:style-name="T2_118"><text:s/></text:span><text:span text:style-name="T2_119">kolejny</text:span><text:span text:style-name="T2_120"><text:s/></text:span><text:span text:style-name="T2_121">niecny</text:span><text:span text:style-name="T2_122"><text:s/></text:span><text:span text:style-name="T2_123">plan</text:span><text:span text:style-name="T2_124"><text:s/></text:span><text:span text:style-name="T2_125">magiczki</text:span><text:span text:style-name="T2_126">?<text:s/></text:span><text:span text:style-name="T2_127">Największym</text:span><text:span text:style-name="T2_128"><text:s/></text:span><text:span text:style-name="T2_129">jednak</text:span><text:span text:style-name="T2_130"><text:s/></text:span><text:span text:style-name="T2_131">zaskoczeniem</text:span><text:span text:style-name="T2_132"><text:s/></text:span><text:span text:style-name="T2_133">była</text:span><text:span text:style-name="T2_134"><text:s/></text:span><text:span text:style-name="T2_135">chęć</text:span><text:span text:style-name="T2_136"><text:s/></text:span><text:span text:style-name="T2_137">wykonania</text:span><text:span text:style-name="T2_138"><text:s/></text:span><text:span text:style-name="T2_139">sztuczki</text:span><text:span text:style-name="T2_140"><text:s/></text:span><text:span text:style-name="T2_141">z</text:span><text:span text:style-name="T2_142"><text:s/></text:span><text:span text:style-name="T2_143">mantikorą</text:span><text:span text:style-name="T2_144">.<text:s/></text:span><text:span text:style-name="T2_145">Umieścić</text:span><text:span text:style-name="T2_146"><text:s/></text:span><text:span text:style-name="T2_147">w</text:span><text:span text:style-name="T2_148"><text:s/></text:span><text:span text:style-name="T2_149">bajce</text:span><text:span text:style-name="T2_150"><text:s/></text:span><text:span text:style-name="T2_151">dla</text:span><text:span text:style-name="T2_152"><text:s/></text:span><text:span text:style-name="T2_153">dzieci</text:span><text:span text:style-name="T2_154"><text:s/></text:span><text:span text:style-name="T2_155">scenę</text:span><text:span text:style-name="T2_156">,<text:s/></text:span><text:span text:style-name="T2_157">która</text:span><text:span text:style-name="T2_158"><text:s/>(</text:span><text:span text:style-name="T2_159">przynajmniej</text:span><text:span text:style-name="T2_160"><text:s/></text:span><text:span text:style-name="T2_161">dla</text:span><text:span text:style-name="T2_162"><text:s/></text:span><text:span text:style-name="T2_163">strasznego</text:span><text:span text:style-name="T2_164"><text:s/></text:span><text:span text:style-name="T2_165">widza</text:span><text:span text:style-name="T2_166">)<text:s/></text:span><text:span text:style-name="T2_167">ewidentnie</text:span><text:span text:style-name="T2_168"><text:s/></text:span><text:span text:style-name="T2_169">wygląda</text:span><text:span text:style-name="T2_170"><text:s/></text:span><text:span text:style-name="T2_171">na</text:span><text:span text:style-name="T2_172"><text:s/></text:span><text:span text:style-name="T2_173">próbę</text:span><text:span text:style-name="T2_174"><text:s/></text:span><text:span text:style-name="T2_175">samobójczą</text:span><text:span text:style-name="T2_176">?</text:span></text:p>
      <text:p text:style-name="P3"><text:span text:style-name="T3_1">9,5/10</text:span></text:p>
      <text:p text:style-name="P4"/>
      <text:p text:style-name="P5"><text:span text:style-name="T5_1">Gandzia</text:span></text:p>
      <text:p text:style-name="P6"><text:span text:style-name="T6_1">Bardzo</text:span><text:span text:style-name="T6_2"><text:s/></text:span><text:span text:style-name="T6_3">przyjemny</text:span><text:span text:style-name="T6_4"><text:s/></text:span><text:span text:style-name="T6_5">odcinek</text:span><text:span text:style-name="T6_6">,<text:s/></text:span><text:span text:style-name="T6_7">głównie</text:span><text:span text:style-name="T6_8"><text:s/></text:span><text:span text:style-name="T6_9">dzięki</text:span><text:span text:style-name="T6_10"><text:s/></text:span><text:span text:style-name="T6_11">pojawieniu</text:span><text:span text:style-name="T6_12"><text:s/></text:span><text:span text:style-name="T6_13">się</text:span><text:span text:style-name="T6_14"><text:s/></text:span><text:span text:style-name="T6_15">Trixie</text:span><text:span text:style-name="T6_16">.<text:s/></text:span><text:span text:style-name="T6_17">Pokazanie</text:span><text:span text:style-name="T6_18"><text:s/></text:span><text:span text:style-name="T6_19">trójkącika</text:span><text:span text:style-name="T6_20"><text:s/></text:span><text:span text:style-name="T6_21">Trixie</text:span><text:span text:style-name="T6_22">-</text:span><text:span text:style-name="T6_23">Starlight</text:span><text:span text:style-name="T6_24">-</text:span><text:span text:style-name="T6_25">Twilight</text:span><text:span text:style-name="T6_26"><text:s/></text:span><text:span text:style-name="T6_27">pozwoliło</text:span><text:span text:style-name="T6_28"><text:s/></text:span><text:span text:style-name="T6_29">na</text:span><text:span text:style-name="T6_30"><text:s/></text:span><text:span text:style-name="T6_31">rozbudowanie</text:span><text:span text:style-name="T6_32"><text:s/></text:span><text:span text:style-name="T6_33">ich</text:span><text:span text:style-name="T6_34"><text:s/></text:span><text:span text:style-name="T6_35">charakterów</text:span><text:span text:style-name="T6_36">,<text:s/></text:span><text:span text:style-name="T6_37">szczególnie</text:span><text:span text:style-name="T6_38"><text:s/></text:span><text:span text:style-name="T6_39">tej</text:span><text:span text:style-name="T6_40"><text:s/></text:span><text:span text:style-name="T6_41">pierwszej</text:span><text:span text:style-name="T6_42">.<text:s/></text:span><text:span text:style-name="T6_43">Nieco</text:span><text:span text:style-name="T6_44"><text:s/></text:span><text:span text:style-name="T6_45">drażniła</text:span><text:span text:style-name="T6_46"><text:s/></text:span><text:span text:style-name="T6_47">postawa</text:span><text:span text:style-name="T6_48"><text:s/></text:span><text:span text:style-name="T6_49">Księżniczki</text:span><text:span text:style-name="T6_50"><text:s/></text:span><text:span text:style-name="T6_51">Twalota</text:span><text:span text:style-name="T6_52">,<text:s/></text:span><text:span text:style-name="T6_53">która</text:span><text:span text:style-name="T6_54"><text:s/></text:span><text:span text:style-name="T6_55">zachowywała</text:span><text:span text:style-name="T6_56"><text:s/></text:span><text:span text:style-name="T6_57">się</text:span><text:span text:style-name="T6_58"><text:s/></text:span><text:span text:style-name="T6_59">jak</text:span><text:span text:style-name="T6_60"><text:s/></text:span><text:span text:style-name="T6_61">nieufna</text:span><text:span text:style-name="T6_62"><text:s/></text:span><text:span text:style-name="T6_63">kretynka</text:span><text:span text:style-name="T6_64">,<text:s/></text:span><text:span text:style-name="T6_65">ale</text:span><text:span text:style-name="T6_66"><text:s/></text:span><text:span text:style-name="T6_67">w</text:span><text:span text:style-name="T6_68"><text:s/></text:span><text:span text:style-name="T6_69">sumie</text:span><text:span text:style-name="T6_70"><text:s/></text:span><text:span text:style-name="T6_71">pasowało</text:span><text:span text:style-name="T6_72"><text:s/></text:span><text:span text:style-name="T6_73">to</text:span><text:span text:style-name="T6_74"><text:s/></text:span><text:span text:style-name="T6_75">do</text:span><text:span text:style-name="T6_76"><text:s/></text:span><text:span text:style-name="T6_77">ogólnej</text:span><text:span text:style-name="T6_78"><text:s/></text:span><text:span text:style-name="T6_79">kreacji</text:span><text:span text:style-name="T6_80"><text:s/></text:span><text:span text:style-name="T6_81">tej</text:span><text:span text:style-name="T6_82"><text:s/></text:span><text:span text:style-name="T6_83">postaci</text:span><text:span text:style-name="T6_84">.<text:s/></text:span><text:span text:style-name="T6_85">Dodatkowym</text:span><text:span text:style-name="T6_86"><text:s/></text:span><text:span text:style-name="T6_87">smaczkiem</text:span><text:span text:style-name="T6_88"><text:s/></text:span><text:span text:style-name="T6_89">jest</text:span><text:span text:style-name="T6_90"><text:s/></text:span><text:span text:style-name="T6_91">gościnny</text:span><text:span text:style-name="T6_92"><text:s/></text:span><text:span text:style-name="T6_93">występ</text:span><text:span text:style-name="T6_94"><text:s/></text:span><text:span text:style-name="T6_95">Celestii</text:span><text:span text:style-name="T6_96"><text:s/></text:span><text:span text:style-name="T6_97">i</text:span><text:span text:style-name="T6_98"><text:s/></text:span><text:span text:style-name="T6_99">zadane</text:span><text:span text:style-name="T6_100"><text:s/></text:span><text:span text:style-name="T6_101">przy</text:span><text:span text:style-name="T6_102"><text:s/></text:span><text:span text:style-name="T6_103">okazji</text:span><text:span text:style-name="T6_104"><text:s/></text:span><text:span text:style-name="T6_105">pytanie</text:span><text:span text:style-name="T6_106"><text:s/></text:span><text:span text:style-name="T6_107">Cranky</text:span><text:span text:style-name="T6_108">’</text:span><text:span text:style-name="T6_109">ego</text:span><text:span text:style-name="T6_110"><text:s/>–<text:s/></text:span><text:span text:style-name="T6_111">wydaje</text:span><text:span text:style-name="T6_112"><text:s/></text:span><text:span text:style-name="T6_113">mi</text:span><text:span text:style-name="T6_114"><text:s/></text:span><text:span text:style-name="T6_115">się</text:span><text:span text:style-name="T6_116">,<text:s/></text:span><text:span text:style-name="T6_117">że</text:span><text:span text:style-name="T6_118"><text:s/></text:span><text:span text:style-name="T6_119">gdybyśmy</text:span><text:span text:style-name="T6_120"><text:s/></text:span><text:span text:style-name="T6_121">poznali</text:span><text:span text:style-name="T6_122"><text:s/></text:span><text:span text:style-name="T6_123">na</text:span><text:span text:style-name="T6_124"><text:s/></text:span><text:span text:style-name="T6_125">nie</text:span><text:span text:style-name="T6_126"><text:s/></text:span><text:span text:style-name="T6_127">odpowiedź</text:span><text:span text:style-name="T6_128">,<text:s/></text:span><text:span text:style-name="T6_129">świat</text:span><text:span text:style-name="T6_130"><text:s/></text:span><text:span text:style-name="T6_131">byłby</text:span><text:span text:style-name="T6_132"><text:s/></text:span><text:span text:style-name="T6_133">piękniejszym</text:span><text:span text:style-name="T6_134"><text:s/></text:span><text:span text:style-name="T6_135">miejscem</text:span><text:span text:style-name="T6_136">.<text:s/></text:span><text:span text:style-name="T6_137">Kto</text:span><text:span text:style-name="T6_138"><text:s/></text:span><text:span text:style-name="T6_139">oglądał</text:span><text:span text:style-name="T6_140">,<text:s/></text:span><text:span text:style-name="T6_141">ten</text:span><text:span text:style-name="T6_142"><text:s/></text:span><text:span text:style-name="T6_143">wie</text:span><text:span text:style-name="T6_144">,<text:s/></text:span><text:span text:style-name="T6_145">o</text:span><text:span text:style-name="T6_146"><text:s/></text:span><text:span text:style-name="T6_147">czym</text:span><text:span text:style-name="T6_148"><text:s/></text:span><text:span text:style-name="T6_149">mówię</text:span><text:span text:style-name="T6_150">.</text:span></text:p>
      <text:p text:style-name="P7"/>
      <text:p text:style-name="P8"><text:span text:style-name="T8_1">Dolar</text:span><text:span text:style-name="T8_2">84</text:span></text:p>
      <text:p text:style-name="P9"><text:span text:style-name="T9_1">Pierwsze</text:span><text:span text:style-name="T9_2"><text:s/></text:span><text:span text:style-name="T9_3">wrażenie</text:span><text:span text:style-name="T9_4"><text:s/></text:span><text:span text:style-name="T9_5">po</text:span><text:span text:style-name="T9_6"><text:s/></text:span><text:span text:style-name="T9_7">obejrzeniu</text:span><text:span text:style-name="T9_8"><text:s/></text:span><text:span text:style-name="T9_9">początku</text:span><text:span text:style-name="T9_10"><text:s/></text:span><text:span text:style-name="T9_11">odcinka</text:span><text:span text:style-name="T9_12"><text:s/>–<text:s/></text:span><text:span text:style-name="T9_13">tak</text:span><text:span text:style-name="T9_14">!<text:s/></text:span><text:span text:style-name="T9_15">Twilight</text:span><text:span text:style-name="T9_16"><text:s/></text:span><text:span text:style-name="T9_17">nadal</text:span><text:span text:style-name="T9_18"><text:s/></text:span><text:span text:style-name="T9_19">jest</text:span><text:span text:style-name="T9_20"><text:s/></text:span><text:span text:style-name="T9_21">kretynką</text:span><text:span text:style-name="T9_22">!<text:s/></text:span><text:span text:style-name="T9_23">Jednak</text:span><text:span text:style-name="T9_24"><text:s/></text:span><text:span text:style-name="T9_25">po</text:span><text:span text:style-name="T9_26"><text:s/></text:span><text:span text:style-name="T9_27">chwili</text:span><text:span text:style-name="T9_28"><text:s/></text:span><text:span text:style-name="T9_29">zastanowienia</text:span><text:span text:style-name="T9_30"><text:s/></text:span><text:span text:style-name="T9_31">uznałem</text:span><text:span text:style-name="T9_32">,<text:s/></text:span><text:span text:style-name="T9_33">że</text:span><text:span text:style-name="T9_34"><text:s/></text:span><text:span text:style-name="T9_35">to</text:span><text:span text:style-name="T9_36"><text:s/></text:span><text:span text:style-name="T9_37">w</text:span><text:span text:style-name="T9_38"><text:s/></text:span><text:span text:style-name="T9_39">sumie</text:span><text:span text:style-name="T9_40"><text:s/></text:span><text:span text:style-name="T9_41">dobrze</text:span><text:span text:style-name="T9_42"><text:s/>–<text:s/></text:span><text:span text:style-name="T9_43">w</text:span><text:span text:style-name="T9_44"><text:s/></text:span><text:span text:style-name="T9_45">końcu</text:span><text:span text:style-name="T9_46"><text:s/></text:span><text:span text:style-name="T9_47">znowu</text:span><text:span text:style-name="T9_48"><text:s/></text:span><text:span text:style-name="T9_49">mogliśmy</text:span><text:span text:style-name="T9_50"><text:s/></text:span><text:span text:style-name="T9_51">oglądać</text:span><text:span text:style-name="T9_52"><text:s/></text:span><text:span text:style-name="T9_53">ją</text:span><text:span text:style-name="T9_54"><text:s/></text:span><text:span text:style-name="T9_55">taką</text:span><text:span text:style-name="T9_56">,<text:s/></text:span><text:span text:style-name="T9_57">jaka</text:span><text:span text:style-name="T9_58"><text:s/></text:span><text:span text:style-name="T9_59">była</text:span><text:span text:style-name="T9_60"><text:s/></text:span><text:span text:style-name="T9_61">w</text:span><text:span text:style-name="T9_62"><text:s/></text:span><text:span text:style-name="T9_63">pierwszych</text:span><text:span text:style-name="T9_64"><text:s/></text:span><text:span text:style-name="T9_65">sezonach</text:span><text:span text:style-name="T9_66"><text:s/>–<text:s/></text:span><text:span text:style-name="T9_67">wielki</text:span><text:span text:style-name="T9_68"><text:s/></text:span><text:span text:style-name="T9_69">powrót</text:span><text:span text:style-name="T9_70"><text:s/></text:span><text:span text:style-name="T9_71">neurotycznej</text:span><text:span text:style-name="T9_72"><text:s/></text:span><text:span text:style-name="T9_73">bibliotekarki</text:span><text:span text:style-name="T9_74">!<text:s/></text:span><text:span text:style-name="T9_75">Dalej</text:span><text:span text:style-name="T9_76"><text:s/></text:span><text:span text:style-name="T9_77">było</text:span><text:span text:style-name="T9_78"><text:s/></text:span><text:span text:style-name="T9_79">w</text:span><text:span text:style-name="T9_80"><text:s/></text:span><text:span text:style-name="T9_81">sumie</text:span><text:span text:style-name="T9_82"><text:s/></text:span><text:span text:style-name="T9_83">tylko</text:span><text:span text:style-name="T9_84"><text:s/></text:span><text:span text:style-name="T9_85">lepiej</text:span><text:span text:style-name="T9_86"><text:s/>–<text:s/></text:span><text:span text:style-name="T9_87">do</text:span><text:span text:style-name="T9_88"><text:s/></text:span><text:span text:style-name="T9_89">czasu</text:span><text:span text:style-name="T9_90"><text:s/></text:span><text:span text:style-name="T9_91">pojawienia</text:span><text:span text:style-name="T9_92"><text:s/></text:span><text:span text:style-name="T9_93">się</text:span><text:span text:style-name="T9_94"><text:s/></text:span><text:span text:style-name="T9_95">Trixie</text:span><text:span text:style-name="T9_96"><text:s/></text:span><text:span text:style-name="T9_97">cały</text:span><text:span text:style-name="T9_98"><text:s/></text:span><text:span text:style-name="T9_99">show</text:span><text:span text:style-name="T9_100"><text:s/></text:span><text:span text:style-name="T9_101">ukradł</text:span><text:span text:style-name="T9_102"><text:s/></text:span><text:span text:style-name="T9_103">Big</text:span><text:span text:style-name="T9_104"><text:s/></text:span><text:span text:style-name="T9_105">Mac</text:span><text:span text:style-name="T9_106">,<text:s/></text:span><text:span text:style-name="T9_107">który</text:span><text:span text:style-name="T9_108"><text:s/></text:span><text:span text:style-name="T9_109">nagle</text:span><text:span text:style-name="T9_110"><text:s/></text:span><text:span text:style-name="T9_111">uzyskał</text:span><text:span text:style-name="T9_112"><text:s/></text:span><text:span text:style-name="T9_113">dar</text:span><text:span text:style-name="T9_114"><text:s/></text:span><text:span text:style-name="T9_115">elokwencji</text:span><text:span text:style-name="T9_116"><text:s/>–<text:s/></text:span><text:span text:style-name="T9_117">przyznaję</text:span><text:span text:style-name="T9_118">,<text:s/></text:span><text:span text:style-name="T9_119">iż</text:span><text:span text:style-name="T9_120"><text:s/></text:span><text:span text:style-name="T9_121">jestem</text:span><text:span text:style-name="T9_122"><text:s/></text:span><text:span text:style-name="T9_123">ciekaw</text:span><text:span text:style-name="T9_124">,<text:s/></text:span><text:span text:style-name="T9_125">jak</text:span><text:span text:style-name="T9_126"><text:s/></text:span><text:span text:style-name="T9_127">polscy</text:span><text:span text:style-name="T9_128"><text:s/></text:span><text:span text:style-name="T9_129">tłumacze</text:span><text:span text:style-name="T9_130"><text:s/></text:span><text:span text:style-name="T9_131">skopią</text:span><text:span text:style-name="T9_132"><text:s/></text:span><text:span text:style-name="T9_133">lub</text:span><text:span text:style-name="T9_134"><text:s/></text:span><text:span text:style-name="T9_135">już</text:span><text:span text:style-name="T9_136"><text:s/></text:span><text:span text:style-name="T9_137">skopali</text:span><text:span text:style-name="T9_138"><text:s/></text:span><text:span text:style-name="T9_139">jego</text:span><text:span text:style-name="T9_140"><text:s/></text:span><text:span text:style-name="T9_141">wypowiedzi</text:span><text:span text:style-name="T9_142">.<text:s/></text:span><text:span text:style-name="T9_143">Następnie</text:span><text:span text:style-name="T9_144"><text:s/></text:span><text:span text:style-name="T9_145">powraca</text:span><text:span text:style-name="T9_146"><text:s/></text:span><text:span text:style-name="T9_147">wielka</text:span><text:span text:style-name="T9_148"><text:s/></text:span><text:span text:style-name="T9_149">ex</text:span><text:span text:style-name="T9_150">-</text:span><text:span text:style-name="T9_151">zła</text:span><text:span text:style-name="T9_152"><text:s/></text:span><text:span text:style-name="T9_153">i</text:span><text:span text:style-name="T9_154"><text:s/></text:span><text:span text:style-name="T9_155">zaczyna</text:span><text:span text:style-name="T9_156"><text:s/></text:span><text:span text:style-name="T9_157">się</text:span><text:span text:style-name="T9_158"><text:s/></text:span><text:span text:style-name="T9_159">prawdziwa</text:span><text:span text:style-name="T9_160"><text:s/></text:span><text:span text:style-name="T9_161">zabawa</text:span><text:span text:style-name="T9_162">…<text:s/></text:span><text:span text:style-name="T9_163">Interakcje</text:span><text:span text:style-name="T9_164"><text:s/></text:span><text:span text:style-name="T9_165">między</text:span><text:span text:style-name="T9_166"><text:s/></text:span><text:span text:style-name="T9_167">postaciami</text:span><text:span text:style-name="T9_168"><text:s/></text:span><text:span text:style-name="T9_169">stoją</text:span><text:span text:style-name="T9_170"><text:s/></text:span><text:span text:style-name="T9_171">na</text:span><text:span text:style-name="T9_172"><text:s/></text:span><text:span text:style-name="T9_173">wysokim</text:span><text:span text:style-name="T9_174"><text:s/></text:span><text:span text:style-name="T9_175">poziomie</text:span><text:span text:style-name="T9_176">,<text:s/></text:span><text:span text:style-name="T9_177">a</text:span><text:span text:style-name="T9_178"><text:s/></text:span><text:span text:style-name="T9_179">sama</text:span><text:span text:style-name="T9_180"><text:s/></text:span><text:span text:style-name="T9_181">historia</text:span><text:span text:style-name="T9_182"><text:s/></text:span><text:span text:style-name="T9_183">ma</text:span><text:span text:style-name="T9_184"><text:s/></text:span><text:span text:style-name="T9_185">kilka</text:span><text:span text:style-name="T9_186"><text:s/></text:span><text:span text:style-name="T9_187">przyjemnych</text:span><text:span text:style-name="T9_188"><text:s/></text:span><text:span text:style-name="T9_189">zwrotów</text:span><text:span text:style-name="T9_190">.<text:s/></text:span><text:span text:style-name="T9_191">Zgodzę</text:span><text:span text:style-name="T9_192"><text:s/></text:span><text:span text:style-name="T9_193">się</text:span><text:span text:style-name="T9_194"><text:s/></text:span><text:span text:style-name="T9_195">też</text:span><text:span text:style-name="T9_196"><text:s/></text:span><text:span text:style-name="T9_197">z</text:span><text:span text:style-name="T9_198"><text:s/></text:span><text:span text:style-name="T9_199">przedmówcą</text:span><text:span text:style-name="T9_200">,<text:s/></text:span><text:span text:style-name="T9_201">iż</text:span><text:span text:style-name="T9_202"><text:s/></text:span><text:span text:style-name="T9_203">końcówka</text:span><text:span text:style-name="T9_204"><text:s/></text:span><text:span text:style-name="T9_205">należy</text:span><text:span text:style-name="T9_206"><text:s/></text:span><text:span text:style-name="T9_207">do</text:span><text:span text:style-name="T9_208"><text:s/></text:span><text:span text:style-name="T9_209">Cranky</text:span><text:span text:style-name="T9_210">’</text:span><text:span text:style-name="T9_211">ego</text:span><text:span text:style-name="T9_212"><text:s/></text:span><text:span text:style-name="T9_213">i</text:span><text:span text:style-name="T9_214"><text:s/></text:span><text:span text:style-name="T9_215">jego</text:span><text:span text:style-name="T9_216"><text:s/></text:span><text:span text:style-name="T9_217">prostego</text:span><text:span text:style-name="T9_218"><text:s/></text:span><text:span text:style-name="T9_219">pytania</text:span><text:span text:style-name="T9_220">.<text:s/></text:span><text:span text:style-name="T9_221">Warto</text:span><text:span text:style-name="T9_222"><text:s/></text:span><text:span text:style-name="T9_223">obejrzeć</text:span><text:span text:style-name="T9_224"><text:s/></text:span><text:span text:style-name="T9_225">ponownie</text:span><text:span text:style-name="T9_226">.</text:span></text:p>
      <text:p text:style-name="P10"/>
      <text:p text:style-name="P11"><text:span text:style-name="T11_1">Cahan</text:span></text:p>
      <text:p text:style-name="P12"><text:span text:style-name="T12_1">Odcinek</text:span><text:span text:style-name="T12_2"><text:s/></text:span><text:span text:style-name="T12_3">był</text:span><text:span text:style-name="T12_4"><text:s/></text:span><text:span text:style-name="T12_5">całkiem</text:span><text:span text:style-name="T12_6"><text:s/></text:span><text:span text:style-name="T12_7">przyjemny</text:span><text:span text:style-name="T12_8"><text:s/></text:span><text:span text:style-name="T12_9">i</text:span><text:span text:style-name="T12_10"><text:s/></text:span><text:span text:style-name="T12_11">miło</text:span><text:span text:style-name="T12_12">,<text:s/></text:span><text:span text:style-name="T12_13">że</text:span><text:span text:style-name="T12_14"><text:s/></text:span><text:span text:style-name="T12_15">pojawił</text:span><text:span text:style-name="T12_16"><text:s/></text:span><text:span text:style-name="T12_17">się</text:span><text:span text:style-name="T12_18"><text:s/></text:span><text:span text:style-name="T12_19">w</text:span><text:span text:style-name="T12_20"><text:s/></text:span><text:span text:style-name="T12_21">nim</text:span><text:span text:style-name="T12_22"><text:s/></text:span><text:span text:style-name="T12_23">duet</text:span><text:span text:style-name="T12_24"><text:s/></text:span><text:span text:style-name="T12_25">Starlight</text:span><text:span text:style-name="T12_26"><text:s/></text:span><text:span text:style-name="T12_27">i</text:span><text:span text:style-name="T12_28"><text:s/></text:span><text:span text:style-name="T12_29">Trixie</text:span><text:span text:style-name="T12_30">.<text:s/></text:span><text:span text:style-name="T12_31">Miło</text:span><text:span text:style-name="T12_32"><text:s/></text:span><text:span text:style-name="T12_33">też</text:span><text:span text:style-name="T12_34">,<text:s/></text:span><text:span text:style-name="T12_35">że</text:span><text:span text:style-name="T12_36"><text:s/></text:span><text:span text:style-name="T12_37">Twilight</text:span><text:span text:style-name="T12_38"><text:s/></text:span><text:span text:style-name="T12_39">nie</text:span><text:span text:style-name="T12_40"><text:s/></text:span><text:span text:style-name="T12_41">zaufała</text:span><text:span text:style-name="T12_42"><text:s/></text:span><text:span text:style-name="T12_43">od</text:span><text:span text:style-name="T12_44"><text:s/></text:span><text:span text:style-name="T12_45">razu</text:span><text:span text:style-name="T12_46"><text:s/></text:span><text:span text:style-name="T12_47">swojej</text:span><text:span text:style-name="T12_48"><text:s/></text:span><text:span text:style-name="T12_49">dawnej</text:span><text:span text:style-name="T12_50"><text:s/></text:span><text:span text:style-name="T12_51">rywalce</text:span><text:span text:style-name="T12_52"><text:s/></text:span><text:span text:style-name="T12_53">i</text:span><text:span text:style-name="T12_54"><text:s/></text:span><text:span text:style-name="T12_55">wykazała</text:span><text:span text:style-name="T12_56"><text:s/></text:span><text:span text:style-name="T12_57">się</text:span><text:span text:style-name="T12_58"><text:s/></text:span><text:span text:style-name="T12_59">pewną</text:span><text:span text:style-name="T12_60"><text:s/></text:span><text:span text:style-name="T12_61">podejrzliwością</text:span><text:span text:style-name="T12_62">.<text:s/></text:span><text:span text:style-name="T12_63">Jednak</text:span><text:span text:style-name="T12_64"><text:s/></text:span><text:span text:style-name="T12_65">sposób</text:span><text:span text:style-name="T12_66">,<text:s/></text:span><text:span text:style-name="T12_67">w</text:span><text:span text:style-name="T12_68"><text:s/></text:span><text:span text:style-name="T12_69">jaki</text:span><text:span text:style-name="T12_70"><text:s/></text:span><text:span text:style-name="T12_71">to</text:span><text:span text:style-name="T12_72"><text:s/></text:span><text:span text:style-name="T12_73">robiła</text:span><text:span text:style-name="T12_74">,<text:s/></text:span><text:span text:style-name="T12_75">może</text:span><text:span text:style-name="T12_76"><text:s/></text:span><text:span text:style-name="T12_77">co</text:span><text:span text:style-name="T12_78"><text:s/></text:span><text:span text:style-name="T12_79">najwyżej</text:span><text:span text:style-name="T12_80"><text:s/></text:span><text:span text:style-name="T12_81">budzić</text:span><text:span text:style-name="T12_82"><text:s/></text:span><text:span text:style-name="T12_83">zażenowanie</text:span><text:span text:style-name="T12_84"><text:s/>–<text:s/></text:span><text:span text:style-name="T12_85">i</text:span><text:span text:style-name="T12_86"><text:s/></text:span><text:span text:style-name="T12_87">mina</text:span><text:span text:style-name="T12_88"><text:s/></text:span><text:span text:style-name="T12_89">Celestii</text:span><text:span text:style-name="T12_90"><text:s/></text:span><text:span text:style-name="T12_91">podczas</text:span><text:span text:style-name="T12_92"><text:s/></text:span><text:span text:style-name="T12_93">przyjęcia</text:span><text:span text:style-name="T12_94"><text:s/></text:span><text:span text:style-name="T12_95">znakomicie</text:span><text:span text:style-name="T12_96"><text:s/></text:span><text:span text:style-name="T12_97">to</text:span><text:span text:style-name="T12_98"><text:s/></text:span><text:span text:style-name="T12_99">obrazuje</text:span><text:span text:style-name="T12_100">.<text:s/></text:span><text:span text:style-name="T12_101">Za</text:span><text:span text:style-name="T12_102"><text:s/></text:span><text:span text:style-name="T12_103">to</text:span><text:span text:style-name="T12_104"><text:s/></text:span><text:span text:style-name="T12_105">ciekawie</text:span><text:span text:style-name="T12_106"><text:s/></text:span><text:span text:style-name="T12_107">zbudowano</text:span><text:span text:style-name="T12_108"><text:s/></text:span><text:span text:style-name="T12_109">postać</text:span><text:span text:style-name="T12_110"><text:s/></text:span><text:span text:style-name="T12_111">Trixie</text:span><text:span text:style-name="T12_112">,<text:s/></text:span><text:span text:style-name="T12_113">która</text:span><text:span text:style-name="T12_114"><text:s/></text:span><text:span text:style-name="T12_115">nie</text:span><text:span text:style-name="T12_116"><text:s/></text:span><text:span text:style-name="T12_117">zmieniła</text:span><text:span text:style-name="T12_118"><text:s/></text:span><text:span text:style-name="T12_119">się</text:span><text:span text:style-name="T12_120"><text:s/></text:span><text:span text:style-name="T12_121">w</text:span><text:span text:style-name="T12_122"><text:s/></text:span><text:span text:style-name="T12_123">ideał</text:span><text:span text:style-name="T12_124"><text:s/></text:span><text:span text:style-name="T12_125">cukierków</text:span><text:span text:style-name="T12_126"><text:s/></text:span><text:span text:style-name="T12_127">i</text:span><text:span text:style-name="T12_128"><text:s/></text:span><text:span text:style-name="T12_129">słodkości</text:span><text:span text:style-name="T12_130">,<text:s/></text:span><text:span text:style-name="T12_131">ale</text:span><text:span text:style-name="T12_132"><text:s/></text:span><text:span text:style-name="T12_133">jednak</text:span><text:span text:style-name="T12_134"><text:s/></text:span><text:span text:style-name="T12_135">zmieniła</text:span><text:span text:style-name="T12_136"><text:s/></text:span><text:span text:style-name="T12_137">się</text:span><text:span text:style-name="T12_138">.<text:s/></text:span><text:span text:style-name="T12_139">Zresztą</text:span><text:span text:style-name="T12_140">,<text:s/></text:span><text:span text:style-name="T12_141">tak</text:span><text:span text:style-name="T12_142"><text:s/></text:span><text:span text:style-name="T12_143">naprawdę</text:span><text:span text:style-name="T12_144"><text:s/></text:span><text:span text:style-name="T12_145">to</text:span><text:span text:style-name="T12_146"><text:s/></text:span><text:span text:style-name="T12_147">nigdy</text:span><text:span text:style-name="T12_148"><text:s/></text:span><text:span text:style-name="T12_149">w</text:span><text:span text:style-name="T12_150"><text:s/></text:span><text:span text:style-name="T12_151">zasadzie</text:span><text:span text:style-name="T12_152"><text:s/></text:span><text:span text:style-name="T12_153">nie</text:span><text:span text:style-name="T12_154"><text:s/></text:span><text:span text:style-name="T12_155">była</text:span><text:span text:style-name="T12_156"><text:s/></text:span><text:span text:style-name="T12_157">zła</text:span><text:span text:style-name="T12_158"><text:s/></text:span><text:span text:style-name="T12_159">klacz</text:span><text:span text:style-name="T12_160">.<text:s/></text:span><text:span text:style-name="T12_161">Ale</text:span><text:span text:style-name="T12_162"><text:s/></text:span><text:span text:style-name="T12_163">mnie</text:span><text:span text:style-name="T12_164"><text:s/></text:span><text:span text:style-name="T12_165">wciąż</text:span><text:span text:style-name="T12_166"><text:s/></text:span><text:span text:style-name="T12_167">zastanawia</text:span><text:span text:style-name="T12_168">,<text:s/></text:span><text:span text:style-name="T12_169">jakim</text:span><text:span text:style-name="T12_170"><text:s/></text:span><text:span text:style-name="T12_171">cudem</text:span><text:span text:style-name="T12_172"><text:s/></text:span><text:span text:style-name="T12_173">Twilight</text:span><text:span text:style-name="T12_174"><text:s/></text:span><text:span text:style-name="T12_175">ze</text:span><text:span text:style-name="T12_176"><text:s/></text:span><text:span text:style-name="T12_177">swoją</text:span><text:span text:style-name="T12_178"><text:s/></text:span><text:span text:style-name="T12_179">ograniczoną</text:span><text:span text:style-name="T12_180"><text:s/></text:span><text:span text:style-name="T12_181">inteligencją</text:span><text:span text:style-name="T12_182">,<text:s/></text:span><text:span text:style-name="T12_183">brakiem</text:span><text:span text:style-name="T12_184"><text:s/></text:span><text:span text:style-name="T12_185">sprytu</text:span><text:span text:style-name="T12_186">,<text:s/></text:span><text:span text:style-name="T12_187">finezji</text:span><text:span text:style-name="T12_188"><text:s/></text:span><text:span text:style-name="T12_189">i</text:span><text:span text:style-name="T12_190"><text:s/></text:span><text:span text:style-name="T12_191">zrozumienia</text:span><text:span text:style-name="T12_192"><text:s/></text:span><text:span text:style-name="T12_193">dla</text:span><text:span text:style-name="T12_194"><text:s/></text:span><text:span text:style-name="T12_195">relacji</text:span><text:span text:style-name="T12_196"><text:s/></text:span><text:span text:style-name="T12_197">międzykucykowych</text:span><text:span text:style-name="T12_198"><text:s/></text:span><text:span text:style-name="T12_199">została</text:span><text:span text:style-name="T12_200"><text:s/></text:span><text:span text:style-name="T12_201">księżniczką</text:span><text:span text:style-name="T12_202"><text:s/></text:span><text:span text:style-name="T12_203">przyjaźni</text:span><text:span text:style-name="T12_204">…</text:span></text:p>
      <text:p text:style-name="P13"/>
      <text:p text:style-name="P14"><text:span text:style-name="T14_1">Macter</text:span><text:span text:style-name="T14_2">4</text:span></text:p>
      <text:p text:style-name="P15"><text:span text:style-name="T15_1">Twilight</text:span><text:span text:style-name="T15_2">,<text:s/></text:span><text:span text:style-name="T15_3">Trixie</text:span><text:span text:style-name="T15_4"><text:s/></text:span><text:span text:style-name="T15_5">i</text:span><text:span text:style-name="T15_6"><text:s/></text:span><text:span text:style-name="T15_7">Starlight</text:span><text:span text:style-name="T15_8"><text:s/>–<text:s/></text:span><text:span text:style-name="T15_9">jeżeli</text:span><text:span text:style-name="T15_10"><text:s/></text:span><text:span text:style-name="T15_11">jest</text:span><text:span text:style-name="T15_12"><text:s/></text:span><text:span text:style-name="T15_13">ktoś</text:span><text:span text:style-name="T15_14">,<text:s/></text:span><text:span text:style-name="T15_15">kto</text:span><text:span text:style-name="T15_16"><text:s/></text:span><text:span text:style-name="T15_17">myśli</text:span><text:span text:style-name="T15_18">,<text:s/></text:span><text:span text:style-name="T15_19">że</text:span><text:span text:style-name="T15_20"><text:s/></text:span><text:span text:style-name="T15_21">taka</text:span><text:span text:style-name="T15_22"><text:s/></text:span><text:span text:style-name="T15_23">kombinacja</text:span><text:span text:style-name="T15_24"><text:s/></text:span><text:span text:style-name="T15_25">może</text:span><text:span text:style-name="T15_26"><text:s/></text:span><text:span text:style-name="T15_27">obyć</text:span><text:span text:style-name="T15_28"><text:s/></text:span><text:span text:style-name="T15_29">się</text:span><text:span text:style-name="T15_30"><text:s/></text:span><text:span text:style-name="T15_31">bez</text:span><text:span text:style-name="T15_32"><text:s/></text:span><text:span text:style-name="T15_33">zgrzytów</text:span><text:span text:style-name="T15_34">,<text:s/></text:span><text:span text:style-name="T15_35">to</text:span><text:span text:style-name="T15_36"><text:s/></text:span><text:span text:style-name="T15_37">chętnie</text:span><text:span text:style-name="T15_38"><text:s/></text:span><text:span text:style-name="T15_39">poznam</text:span><text:span text:style-name="T15_40"><text:s/></text:span><text:span text:style-name="T15_41">tę</text:span><text:span text:style-name="T15_42"><text:s/></text:span><text:span text:style-name="T15_43">naiwną</text:span><text:span text:style-name="T15_44"><text:s/></text:span><text:span text:style-name="T15_45">osobę</text:span><text:span text:style-name="T15_46">.<text:s/></text:span><text:span text:style-name="T15_47">Odcinek</text:span><text:span text:style-name="T15_48"><text:s/></text:span><text:span text:style-name="T15_49">ciekawie</text:span><text:span text:style-name="T15_50"><text:s/></text:span><text:span text:style-name="T15_51">opowiada</text:span><text:span text:style-name="T15_52">,<text:s/></text:span><text:span text:style-name="T15_53">jak</text:span><text:span text:style-name="T15_54"><text:s/></text:span><text:span text:style-name="T15_55">uczennica</text:span><text:span text:style-name="T15_56"><text:s/></text:span><text:span text:style-name="T15_57">Twilight</text:span><text:span text:style-name="T15_58"><text:s/></text:span><text:span text:style-name="T15_59">podczas</text:span><text:span text:style-name="T15_60"><text:s/></text:span><text:span text:style-name="T15_61">próby</text:span><text:span text:style-name="T15_62"><text:s/></text:span><text:span text:style-name="T15_63">poznania</text:span><text:span text:style-name="T15_64"><text:s/></text:span><text:span text:style-name="T15_65">zupełnie</text:span><text:span text:style-name="T15_66"><text:s/></text:span><text:span text:style-name="T15_67">nowych</text:span><text:span text:style-name="T15_68"><text:s/></text:span><text:span text:style-name="T15_69">przyjaciół</text:span><text:span text:style-name="T15_70"><text:s/></text:span><text:span text:style-name="T15_71">nawiązuje</text:span><text:span text:style-name="T15_72"><text:s/></text:span><text:span text:style-name="T15_73">znajomość</text:span><text:span text:style-name="T15_74"><text:s/></text:span><text:span text:style-name="T15_75">z</text:span><text:span text:style-name="T15_76"><text:s/></text:span><text:span text:style-name="T15_77">jej</text:span><text:span text:style-name="T15_78"><text:s/></text:span><text:span text:style-name="T15_79">byłym</text:span><text:span text:style-name="T15_80"><text:s/></text:span><text:span text:style-name="T15_81">wrogiem</text:span><text:span text:style-name="T15_82">.<text:s/></text:span><text:span text:style-name="T15_83">Stopniowo</text:span><text:span text:style-name="T15_84"><text:s/></text:span><text:span text:style-name="T15_85">odsłaniane</text:span><text:span text:style-name="T15_86"><text:s/></text:span><text:span text:style-name="T15_87">są</text:span><text:span text:style-name="T15_88"><text:s/></text:span><text:span text:style-name="T15_89">słabości</text:span><text:span text:style-name="T15_90"><text:s/></text:span><text:span text:style-name="T15_91">każdej</text:span><text:span text:style-name="T15_92"><text:s/></text:span><text:span text:style-name="T15_93">z</text:span><text:span text:style-name="T15_94"><text:s/></text:span><text:span text:style-name="T15_95">klaczy</text:span><text:span text:style-name="T15_96">.<text:s/></text:span><text:span text:style-name="T15_97">Twilight</text:span><text:span text:style-name="T15_98"><text:s/></text:span><text:span text:style-name="T15_99">to</text:span><text:span text:style-name="T15_100"><text:s/></text:span><text:span text:style-name="T15_101">brak</text:span><text:span text:style-name="T15_102"><text:s/></text:span><text:span text:style-name="T15_103">zaufania</text:span><text:span text:style-name="T15_104"><text:s/></text:span><text:span text:style-name="T15_105">oraz</text:span><text:span text:style-name="T15_106"><text:s/></text:span><text:span text:style-name="T15_107">opór</text:span><text:span text:style-name="T15_108"><text:s/></text:span><text:span text:style-name="T15_109">przed</text:span><text:span text:style-name="T15_110"><text:s/></text:span><text:span text:style-name="T15_111">podarowaniem</text:span><text:span text:style-name="T15_112"><text:s/></text:span><text:span text:style-name="T15_113">wolności</text:span><text:span text:style-name="T15_114"><text:s/></text:span><text:span text:style-name="T15_115">decyzji</text:span><text:span text:style-name="T15_116"><text:s/></text:span><text:span text:style-name="T15_117">swojej</text:span><text:span text:style-name="T15_118"><text:s/></text:span><text:span text:style-name="T15_119">podopiecznej</text:span><text:span text:style-name="T15_120">,<text:s/></text:span><text:span text:style-name="T15_121">Trixie</text:span><text:span text:style-name="T15_122"><text:s/></text:span><text:span text:style-name="T15_123">to</text:span><text:span text:style-name="T15_124"><text:s/></text:span><text:span text:style-name="T15_125">ciągle</text:span><text:span text:style-name="T15_126"><text:s/></text:span><text:span text:style-name="T15_127">pielęgnowana</text:span><text:span text:style-name="T15_128"><text:s/></text:span><text:span text:style-name="T15_129">zazrdość</text:span><text:span text:style-name="T15_130"><text:s/></text:span><text:span text:style-name="T15_131">i</text:span><text:span text:style-name="T15_132"><text:s/></text:span><text:span text:style-name="T15_133">chęć</text:span><text:span text:style-name="T15_134"><text:s/></text:span><text:span text:style-name="T15_135">pokazania</text:span><text:span text:style-name="T15_136">,<text:s/></text:span><text:span text:style-name="T15_137">że</text:span><text:span text:style-name="T15_138"><text:s/></text:span><text:span text:style-name="T15_139">jest</text:span><text:span text:style-name="T15_140"><text:s/></text:span><text:span text:style-name="T15_141">w</text:span><text:span text:style-name="T15_142"><text:s/></text:span><text:span text:style-name="T15_143">czymś</text:span><text:span text:style-name="T15_144"><text:s/></text:span><text:span text:style-name="T15_145">najlepsza</text:span><text:span text:style-name="T15_146">,<text:s/></text:span><text:span text:style-name="T15_147">zaś</text:span><text:span text:style-name="T15_148"><text:s/></text:span><text:span text:style-name="T15_149">Starlight</text:span><text:span text:style-name="T15_150"><text:s/></text:span><text:span text:style-name="T15_151">dalej</text:span><text:span text:style-name="T15_152"><text:s/></text:span><text:span text:style-name="T15_153">nie</text:span><text:span text:style-name="T15_154"><text:s/></text:span><text:span text:style-name="T15_155">potrafi</text:span><text:span text:style-name="T15_156"><text:s/></text:span><text:span text:style-name="T15_157">pogodzić</text:span><text:span text:style-name="T15_158"><text:s/></text:span><text:span text:style-name="T15_159">się</text:span><text:span text:style-name="T15_160"><text:s/></text:span><text:span text:style-name="T15_161">ze</text:span><text:span text:style-name="T15_162"><text:s/></text:span><text:span text:style-name="T15_163">swoją</text:span><text:span text:style-name="T15_164"><text:s/></text:span><text:span text:style-name="T15_165">przeszłością</text:span><text:span text:style-name="T15_166">,<text:s/></text:span><text:span text:style-name="T15_167">co</text:span><text:span text:style-name="T15_168"><text:s/></text:span><text:span text:style-name="T15_169">rzutuje</text:span><text:span text:style-name="T15_170"><text:s/></text:span><text:span text:style-name="T15_171">na</text:span><text:span text:style-name="T15_172"><text:s/></text:span><text:span text:style-name="T15_173">jej</text:span><text:span text:style-name="T15_174"><text:s/></text:span><text:span text:style-name="T15_175">obecny</text:span><text:span text:style-name="T15_176"><text:s/></text:span><text:span text:style-name="T15_177">osąd</text:span><text:span text:style-name="T15_178">.<text:s/></text:span><text:span text:style-name="T15_179">Ostatecznie</text:span><text:span text:style-name="T15_180"><text:s/></text:span><text:span text:style-name="T15_181">zarówno</text:span><text:span text:style-name="T15_182"><text:s/></text:span><text:span text:style-name="T15_183">nasza</text:span><text:span text:style-name="T15_184"><text:s/></text:span><text:span text:style-name="T15_185">księżniczka</text:span><text:span text:style-name="T15_186">,<text:s/></text:span><text:span text:style-name="T15_187">jak</text:span><text:span text:style-name="T15_188"><text:s/></text:span><text:span text:style-name="T15_189">i</text:span><text:span text:style-name="T15_190"><text:s/></text:span><text:span text:style-name="T15_191">iluzjonistka</text:span><text:span text:style-name="T15_192"><text:s/></text:span><text:span text:style-name="T15_193">dostrzegają</text:span><text:span text:style-name="T15_194"><text:s/></text:span><text:span text:style-name="T15_195">swoje</text:span><text:span text:style-name="T15_196"><text:s/></text:span><text:span text:style-name="T15_197">błędy</text:span><text:span text:style-name="T15_198">,<text:s/></text:span><text:span text:style-name="T15_199">choć</text:span><text:span text:style-name="T15_200"><text:s/></text:span><text:span text:style-name="T15_201">ta</text:span><text:span text:style-name="T15_202"><text:s/></text:span><text:span text:style-name="T15_203">pierwsza</text:span><text:span text:style-name="T15_204"><text:s/></text:span><text:span text:style-name="T15_205">powinna</text:span><text:span text:style-name="T15_206"><text:s/></text:span><text:span text:style-name="T15_207">jeszcze</text:span><text:span text:style-name="T15_208"><text:s/></text:span><text:span text:style-name="T15_209">nad</text:span><text:span text:style-name="T15_210"><text:s/></text:span><text:span text:style-name="T15_211">sobą</text:span><text:span text:style-name="T15_212"><text:s/></text:span><text:span text:style-name="T15_213">popracować</text:span><text:span text:style-name="T15_214">.<text:s/></text:span><text:span text:style-name="T15_215">Jako</text:span><text:span text:style-name="T15_216"><text:s/></text:span><text:span text:style-name="T15_217">mentorka</text:span><text:span text:style-name="T15_218">,<text:s/></text:span><text:span text:style-name="T15_219">musi</text:span><text:span text:style-name="T15_220"><text:s/></text:span><text:span text:style-name="T15_221">postępować</text:span><text:span text:style-name="T15_222"><text:s/></text:span><text:span text:style-name="T15_223">bardziej</text:span><text:span text:style-name="T15_224"><text:s/></text:span><text:span text:style-name="T15_225">sumiennie</text:span><text:span text:style-name="T15_226">.<text:s/></text:span><text:span text:style-name="T15_227">Faktycznie</text:span><text:span text:style-name="T15_228">,<text:s/></text:span><text:span text:style-name="T15_229">miała</text:span><text:span text:style-name="T15_230"><text:s/></text:span><text:span text:style-name="T15_231">akurat</text:span><text:span text:style-name="T15_232"><text:s/></text:span><text:span text:style-name="T15_233">dobre</text:span><text:span text:style-name="T15_234"><text:s/></text:span><text:span text:style-name="T15_235">przeczucie</text:span><text:span text:style-name="T15_236"><text:s/></text:span><text:span text:style-name="T15_237">wobec</text:span><text:span text:style-name="T15_238"><text:s/></text:span><text:span text:style-name="T15_239">Trixie</text:span><text:span text:style-name="T15_240">,<text:s/></text:span><text:span text:style-name="T15_241">ale</text:span><text:span text:style-name="T15_242"><text:s/></text:span><text:span text:style-name="T15_243">skoro</text:span><text:span text:style-name="T15_244"><text:s/></text:span><text:span text:style-name="T15_245">ufa</text:span><text:span text:style-name="T15_246"><text:s/></text:span><text:span text:style-name="T15_247">swojej</text:span><text:span text:style-name="T15_248"><text:s/></text:span><text:span text:style-name="T15_249">podopiecznej</text:span><text:span text:style-name="T15_250">,<text:s/></text:span><text:span text:style-name="T15_251">nie</text:span><text:span text:style-name="T15_252"><text:s/></text:span><text:span text:style-name="T15_253">może</text:span><text:span text:style-name="T15_254"><text:s/></text:span><text:span text:style-name="T15_255">tego</text:span><text:span text:style-name="T15_256"><text:s/></text:span><text:span text:style-name="T15_257">podważać</text:span><text:span text:style-name="T15_258">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6cm" fo:page-height="29.693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